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GE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Wt 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Clients</text:p>
          </table:table-cell>
          <table:table-cell office:value-type="string" calcext:value-type="string">
            <text:p>Avg Throughput</text:p>
          </table:table-cell>
          <table:table-cell/>
          <table:table-cell office:value-type="string" calcext:value-type="string">
            <text:p>Std Dev TH</text:p>
          </table:table-cell>
          <table:table-cell office:value-type="string" calcext:value-type="string">
            <text:p>Avg Response Time</text:p>
          </table:table-cell>
          <table:table-cell office:value-type="string" calcext:value-type="string">
            <text:p>Std Dev RT</text:p>
          </table:table-cell>
          <table:table-cell table:number-columns-repeated="4"/>
          <table:table-cell office:value-type="string" calcext:value-type="string">
            <text:p>Law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264.6" calcext:value-type="float">
            <text:p>1264.6</text:p>
          </table:table-cell>
          <table:table-cell/>
          <table:table-cell office:value-type="float" office:value="45.9908686589" calcext:value-type="float">
            <text:p>45.9908686589</text:p>
          </table:table-cell>
          <table:table-cell/>
          <table:table-cell office:value-type="float" office:value="1.58033333333" calcext:value-type="float">
            <text:p>1.58033333333</text:p>
          </table:table-cell>
          <table:table-cell/>
          <table:table-cell office:value-type="float" office:value="0.0556447062472" calcext:value-type="float">
            <text:p>0.0556447062472</text:p>
          </table:table-cell>
          <table:table-cell table:number-columns-repeated="2"/>
          <table:table-cell table:formula="of:=[.A5]/[.G5]*1000" office:value-type="float" office:value="1265.55578992041" calcext:value-type="float">
            <text:p>1265.55578992041</text:p>
          </table:table-cell>
          <table:table-cell table:formula="of:=[.A5]/[.C5]*1000" office:value-type="float" office:value="1.58152775581211" calcext:value-type="float">
            <text:p>1.581527755812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739.4" calcext:value-type="float">
            <text:p>3739.4</text:p>
          </table:table-cell>
          <table:table-cell/>
          <table:table-cell office:value-type="float" office:value="71.0321054172" calcext:value-type="float">
            <text:p>71.0321054172</text:p>
          </table:table-cell>
          <table:table-cell/>
          <table:table-cell office:value-type="float" office:value="2.23866666667" calcext:value-type="float">
            <text:p>2.23866666667</text:p>
          </table:table-cell>
          <table:table-cell/>
          <table:table-cell office:value-type="float" office:value="0.0457420302712" calcext:value-type="float">
            <text:p>0.0457420302712</text:p>
          </table:table-cell>
          <table:table-cell table:number-columns-repeated="2"/>
          <table:table-cell table:formula="of:=[.A6]/[.G6]*1000" office:value-type="float" office:value="3573.55568790415" calcext:value-type="float">
            <text:p>3573.55568790415</text:p>
          </table:table-cell>
          <table:table-cell table:formula="of:=[.A6]/[.C6]*1000" office:value-type="float" office:value="2.13938064930203" calcext:value-type="float">
            <text:p>2.139380649302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141" calcext:value-type="float">
            <text:p>5141</text:p>
          </table:table-cell>
          <table:table-cell/>
          <table:table-cell office:value-type="float" office:value="235.841048166" calcext:value-type="float">
            <text:p>235.841048166</text:p>
          </table:table-cell>
          <table:table-cell/>
          <table:table-cell office:value-type="float" office:value="3.216" calcext:value-type="float">
            <text:p>3.216</text:p>
          </table:table-cell>
          <table:table-cell/>
          <table:table-cell office:value-type="float" office:value="0.152748158745" calcext:value-type="float">
            <text:p>0.152748158745</text:p>
          </table:table-cell>
          <table:table-cell table:number-columns-repeated="2"/>
          <table:table-cell table:formula="of:=[.A7]/[.G7]*1000" office:value-type="float" office:value="4975.12437810945" calcext:value-type="float">
            <text:p>4975.12437810945</text:p>
          </table:table-cell>
          <table:table-cell table:formula="of:=[.A7]/[.C7]*1000" office:value-type="float" office:value="3.11223497374052" calcext:value-type="float">
            <text:p>3.112234973740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5817.93333333" calcext:value-type="float">
            <text:p>5817.93333333</text:p>
          </table:table-cell>
          <table:table-cell/>
          <table:table-cell office:value-type="float" office:value="206.650364948" calcext:value-type="float">
            <text:p>206.650364948</text:p>
          </table:table-cell>
          <table:table-cell/>
          <table:table-cell office:value-type="float" office:value="4.26333333333" calcext:value-type="float">
            <text:p>4.26333333333</text:p>
          </table:table-cell>
          <table:table-cell/>
          <table:table-cell office:value-type="float" office:value="0.191703764526" calcext:value-type="float">
            <text:p>0.191703764526</text:p>
          </table:table-cell>
          <table:table-cell table:number-columns-repeated="2"/>
          <table:table-cell table:formula="of:=[.A8]/[.G8]*1000" office:value-type="float" office:value="5629.39796716625" calcext:value-type="float">
            <text:p>5629.39796716625</text:p>
          </table:table-cell>
          <table:table-cell table:formula="of:=[.A8]/[.C8]*1000" office:value-type="float" office:value="4.12517617940169" calcext:value-type="float">
            <text:p>4.1251761794016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6008.26666667" calcext:value-type="float">
            <text:p>6008.26666667</text:p>
          </table:table-cell>
          <table:table-cell/>
          <table:table-cell office:value-type="float" office:value="110.987266537" calcext:value-type="float">
            <text:p>110.987266537</text:p>
          </table:table-cell>
          <table:table-cell/>
          <table:table-cell office:value-type="float" office:value="5.56066666667" calcext:value-type="float">
            <text:p>5.56066666667</text:p>
          </table:table-cell>
          <table:table-cell/>
          <table:table-cell office:value-type="float" office:value="0.268663978481" calcext:value-type="float">
            <text:p>0.268663978481</text:p>
          </table:table-cell>
          <table:table-cell table:number-columns-repeated="2"/>
          <table:table-cell table:formula="of:=[.A9]/[.G9]*1000" office:value-type="float" office:value="5754.70567077943" calcext:value-type="float">
            <text:p>5754.70567077943</text:p>
          </table:table-cell>
          <table:table-cell table:formula="of:=[.A9]/[.C9]*1000" office:value-type="float" office:value="5.32599529536787" calcext:value-type="float">
            <text:p>5.3259952953678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6543" calcext:value-type="float">
            <text:p>6543</text:p>
          </table:table-cell>
          <table:table-cell/>
          <table:table-cell office:value-type="float" office:value="320.330891423" calcext:value-type="float">
            <text:p>320.330891423</text:p>
          </table:table-cell>
          <table:table-cell/>
          <table:table-cell office:value-type="float" office:value="6.22766666667" calcext:value-type="float">
            <text:p>6.22766666667</text:p>
          </table:table-cell>
          <table:table-cell/>
          <table:table-cell office:value-type="float" office:value="0.346658814014" calcext:value-type="float">
            <text:p>0.346658814014</text:p>
          </table:table-cell>
          <table:table-cell table:number-columns-repeated="2"/>
          <table:table-cell table:formula="of:=[.A10]/[.G10]*1000" office:value-type="float" office:value="6422.95134614012" calcext:value-type="float">
            <text:p>6422.95134614012</text:p>
          </table:table-cell>
          <table:table-cell table:formula="of:=[.A10]/[.C10]*1000" office:value-type="float" office:value="6.11340363747516" calcext:value-type="float">
            <text:p>6.113403637475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6637.06666667" calcext:value-type="float">
            <text:p>6637.06666667</text:p>
          </table:table-cell>
          <table:table-cell/>
          <table:table-cell office:value-type="float" office:value="189.173394888" calcext:value-type="float">
            <text:p>189.173394888</text:p>
          </table:table-cell>
          <table:table-cell/>
          <table:table-cell office:value-type="float" office:value="7.32633333333" calcext:value-type="float">
            <text:p>7.32633333333</text:p>
          </table:table-cell>
          <table:table-cell/>
          <table:table-cell office:value-type="float" office:value="0.256642423097" calcext:value-type="float">
            <text:p>0.256642423097</text:p>
          </table:table-cell>
          <table:table-cell table:number-columns-repeated="2"/>
          <table:table-cell table:formula="of:=[.A11]/[.G11]*1000" office:value-type="float" office:value="6551.708448977" calcext:value-type="float">
            <text:p>6551.708448977</text:p>
          </table:table-cell>
          <table:table-cell table:formula="of:=[.A11]/[.C11]*1000" office:value-type="float" office:value="7.23211057093132" calcext:value-type="float">
            <text:p>7.232110570931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6686.93333333" calcext:value-type="float">
            <text:p>6686.93333333</text:p>
          </table:table-cell>
          <table:table-cell/>
          <table:table-cell office:value-type="float" office:value="259.461776247" calcext:value-type="float">
            <text:p>259.461776247</text:p>
          </table:table-cell>
          <table:table-cell/>
          <table:table-cell office:value-type="float" office:value="8.51866666667" calcext:value-type="float">
            <text:p>8.51866666667</text:p>
          </table:table-cell>
          <table:table-cell/>
          <table:table-cell office:value-type="float" office:value="0.420106335745" calcext:value-type="float">
            <text:p>0.420106335745</text:p>
          </table:table-cell>
          <table:table-cell table:number-columns-repeated="2"/>
          <table:table-cell table:formula="of:=[.A12]/[.G12]*1000" office:value-type="float" office:value="6573.79871654149" calcext:value-type="float">
            <text:p>6573.79871654149</text:p>
          </table:table-cell>
          <table:table-cell table:formula="of:=[.A12]/[.C12]*1000" office:value-type="float" office:value="8.37454139416592" calcext:value-type="float">
            <text:p>8.374541394165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6467.6" calcext:value-type="float">
            <text:p>6467.6</text:p>
          </table:table-cell>
          <table:table-cell/>
          <table:table-cell office:value-type="float" office:value="88.7844580994" calcext:value-type="float">
            <text:p>88.7844580994</text:p>
          </table:table-cell>
          <table:table-cell/>
          <table:table-cell office:value-type="float" office:value="10.076" calcext:value-type="float">
            <text:p>10.076</text:p>
          </table:table-cell>
          <table:table-cell/>
          <table:table-cell office:value-type="float" office:value="0.109027519462" calcext:value-type="float">
            <text:p>0.109027519462</text:p>
          </table:table-cell>
          <table:table-cell table:number-columns-repeated="2"/>
          <table:table-cell table:formula="of:=[.A13]/[.G13]*1000" office:value-type="float" office:value="6351.72687574434" calcext:value-type="float">
            <text:p>6351.72687574434</text:p>
          </table:table-cell>
          <table:table-cell table:formula="of:=[.A13]/[.C13]*1000" office:value-type="float" office:value="9.89547900303049" calcext:value-type="float">
            <text:p>9.89547900303049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Clients</text:p>
          </table:table-cell>
          <table:table-cell office:value-type="string" calcext:value-type="string">
            <text:p>Avg Throughput</text:p>
          </table:table-cell>
          <table:table-cell/>
          <table:table-cell office:value-type="string" calcext:value-type="string">
            <text:p>Std Dev TH</text:p>
          </table:table-cell>
          <table:table-cell office:value-type="string" calcext:value-type="string">
            <text:p>Avg Response Time</text:p>
          </table:table-cell>
          <table:table-cell office:value-type="string" calcext:value-type="string">
            <text:p>Std Dev RT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258.46666667" calcext:value-type="float">
            <text:p>1258.46666667</text:p>
          </table:table-cell>
          <table:table-cell/>
          <table:table-cell office:value-type="float" office:value="6.46941522344" calcext:value-type="float">
            <text:p>6.46941522344</text:p>
          </table:table-cell>
          <table:table-cell/>
          <table:table-cell office:value-type="float" office:value="1.58233333333" calcext:value-type="float">
            <text:p>1.58233333333</text:p>
          </table:table-cell>
          <table:table-cell/>
          <table:table-cell office:value-type="float" office:value="0.00873689494805" calcext:value-type="float">
            <text:p>0.00873689494805</text:p>
          </table:table-cell>
          <table:table-cell table:number-columns-repeated="2"/>
          <table:table-cell table:formula="of:=[.A17]/[.G17]*1000" office:value-type="float" office:value="1263.95618285499" calcext:value-type="float">
            <text:p>1263.95618285499</text:p>
          </table:table-cell>
          <table:table-cell table:formula="of:=[.A17]/[.C17]*1000" office:value-type="float" office:value="1.58923557768292" calcext:value-type="float">
            <text:p>1.589235577682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564" calcext:value-type="float">
            <text:p>3564</text:p>
          </table:table-cell>
          <table:table-cell/>
          <table:table-cell office:value-type="float" office:value="130.004922984" calcext:value-type="float">
            <text:p>130.004922984</text:p>
          </table:table-cell>
          <table:table-cell/>
          <table:table-cell office:value-type="float" office:value="2.35866666667" calcext:value-type="float">
            <text:p>2.35866666667</text:p>
          </table:table-cell>
          <table:table-cell/>
          <table:table-cell office:value-type="float" office:value="0.0917623742791" calcext:value-type="float">
            <text:p>0.0917623742791</text:p>
          </table:table-cell>
          <table:table-cell table:number-columns-repeated="2"/>
          <table:table-cell table:formula="of:=[.A18]/[.G18]*1000" office:value-type="float" office:value="3391.74674957124" calcext:value-type="float">
            <text:p>3391.74674957124</text:p>
          </table:table-cell>
          <table:table-cell table:formula="of:=[.A18]/[.C18]*1000" office:value-type="float" office:value="2.24466891133558" calcext:value-type="float">
            <text:p>2.244668911335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238.6" calcext:value-type="float">
            <text:p>5238.6</text:p>
          </table:table-cell>
          <table:table-cell/>
          <table:table-cell office:value-type="float" office:value="204.910614659" calcext:value-type="float">
            <text:p>204.910614659</text:p>
          </table:table-cell>
          <table:table-cell/>
          <table:table-cell office:value-type="float" office:value="3.17233333333" calcext:value-type="float">
            <text:p>3.17233333333</text:p>
          </table:table-cell>
          <table:table-cell/>
          <table:table-cell office:value-type="float" office:value="0.119257424647" calcext:value-type="float">
            <text:p>0.119257424647</text:p>
          </table:table-cell>
          <table:table-cell table:number-columns-repeated="2"/>
          <table:table-cell table:formula="of:=[.A19]/[.G19]*1000" office:value-type="float" office:value="5043.60617842287" calcext:value-type="float">
            <text:p>5043.60617842287</text:p>
          </table:table-cell>
          <table:table-cell table:formula="of:=[.A19]/[.C19]*1000" office:value-type="float" office:value="3.05425113579964" calcext:value-type="float">
            <text:p>3.054251135799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5677.8" calcext:value-type="float">
            <text:p>5677.8</text:p>
          </table:table-cell>
          <table:table-cell/>
          <table:table-cell office:value-type="float" office:value="245.190211876" calcext:value-type="float">
            <text:p>245.190211876</text:p>
          </table:table-cell>
          <table:table-cell/>
          <table:table-cell office:value-type="float" office:value="4.33566666667" calcext:value-type="float">
            <text:p>4.33566666667</text:p>
          </table:table-cell>
          <table:table-cell/>
          <table:table-cell office:value-type="float" office:value="0.143806583067" calcext:value-type="float">
            <text:p>0.143806583067</text:p>
          </table:table-cell>
          <table:table-cell table:number-columns-repeated="2"/>
          <table:table-cell table:formula="of:=[.A20]/[.G20]*1000" office:value-type="float" office:value="5535.48089489849" calcext:value-type="float">
            <text:p>5535.48089489849</text:p>
          </table:table-cell>
          <table:table-cell table:formula="of:=[.A20]/[.C20]*1000" office:value-type="float" office:value="4.22698932685195" calcext:value-type="float">
            <text:p>4.226989326851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6227.86666667" calcext:value-type="float">
            <text:p>6227.86666667</text:p>
          </table:table-cell>
          <table:table-cell/>
          <table:table-cell office:value-type="float" office:value="328.007337316" calcext:value-type="float">
            <text:p>328.007337316</text:p>
          </table:table-cell>
          <table:table-cell/>
          <table:table-cell office:value-type="float" office:value="5.27866666667" calcext:value-type="float">
            <text:p>5.27866666667</text:p>
          </table:table-cell>
          <table:table-cell/>
          <table:table-cell office:value-type="float" office:value="0.424783866611" calcext:value-type="float">
            <text:p>0.424783866611</text:p>
          </table:table-cell>
          <table:table-cell table:number-columns-repeated="2"/>
          <table:table-cell table:formula="of:=[.A21]/[.G21]*1000" office:value-type="float" office:value="6062.13690325457" calcext:value-type="float">
            <text:p>6062.13690325457</text:p>
          </table:table-cell>
          <table:table-cell table:formula="of:=[.A21]/[.C21]*1000" office:value-type="float" office:value="5.13819606499543" calcext:value-type="float">
            <text:p>5.138196064995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6390.13333333" calcext:value-type="float">
            <text:p>6390.13333333</text:p>
          </table:table-cell>
          <table:table-cell/>
          <table:table-cell office:value-type="float" office:value="243.775661897" calcext:value-type="float">
            <text:p>243.775661897</text:p>
          </table:table-cell>
          <table:table-cell/>
          <table:table-cell office:value-type="float" office:value="6.467" calcext:value-type="float">
            <text:p>6.467</text:p>
          </table:table-cell>
          <table:table-cell/>
          <table:table-cell office:value-type="float" office:value="0.418522400834" calcext:value-type="float">
            <text:p>0.418522400834</text:p>
          </table:table-cell>
          <table:table-cell table:number-columns-repeated="2"/>
          <table:table-cell table:formula="of:=[.A22]/[.G22]*1000" office:value-type="float" office:value="6185.24818308335" calcext:value-type="float">
            <text:p>6185.24818308335</text:p>
          </table:table-cell>
          <table:table-cell table:formula="of:=[.A22]/[.C22]*1000" office:value-type="float" office:value="6.25965029420683" calcext:value-type="float">
            <text:p>6.2596502942068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6314.46666667" calcext:value-type="float">
            <text:p>6314.46666667</text:p>
          </table:table-cell>
          <table:table-cell/>
          <table:table-cell office:value-type="float" office:value="138.192667437" calcext:value-type="float">
            <text:p>138.192667437</text:p>
          </table:table-cell>
          <table:table-cell/>
          <table:table-cell office:value-type="float" office:value="7.74866666667" calcext:value-type="float">
            <text:p>7.74866666667</text:p>
          </table:table-cell>
          <table:table-cell/>
          <table:table-cell office:value-type="float" office:value="0.201003316722" calcext:value-type="float">
            <text:p>0.201003316722</text:p>
          </table:table-cell>
          <table:table-cell table:number-columns-repeated="2"/>
          <table:table-cell table:formula="of:=[.A23]/[.G23]*1000" office:value-type="float" office:value="6194.614127159" calcext:value-type="float">
            <text:p>6194.614127159</text:p>
          </table:table-cell>
          <table:table-cell table:formula="of:=[.A23]/[.C23]*1000" office:value-type="float" office:value="7.60159211123262" calcext:value-type="float">
            <text:p>7.6015921112326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6518.6" calcext:value-type="float">
            <text:p>6518.6</text:p>
          </table:table-cell>
          <table:table-cell/>
          <table:table-cell office:value-type="float" office:value="63.7774254733" calcext:value-type="float">
            <text:p>63.7774254733</text:p>
          </table:table-cell>
          <table:table-cell/>
          <table:table-cell office:value-type="float" office:value="8.66633333333" calcext:value-type="float">
            <text:p>8.66633333333</text:p>
          </table:table-cell>
          <table:table-cell/>
          <table:table-cell office:value-type="float" office:value="0.054848275573" calcext:value-type="float">
            <text:p>0.054848275573</text:p>
          </table:table-cell>
          <table:table-cell table:number-columns-repeated="2"/>
          <table:table-cell table:formula="of:=[.A24]/[.G24]*1000" office:value-type="float" office:value="6461.78699180986" calcext:value-type="float">
            <text:p>6461.78699180986</text:p>
          </table:table-cell>
          <table:table-cell table:formula="of:=[.A24]/[.C24]*1000" office:value-type="float" office:value="8.59080170588777" calcext:value-type="float">
            <text:p>8.590801705887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6470.8" calcext:value-type="float">
            <text:p>6470.8</text:p>
          </table:table-cell>
          <table:table-cell/>
          <table:table-cell office:value-type="float" office:value="380.219252537" calcext:value-type="float">
            <text:p>380.219252537</text:p>
          </table:table-cell>
          <table:table-cell/>
          <table:table-cell office:value-type="float" office:value="10.0603333333" calcext:value-type="float">
            <text:p>10.0603333333</text:p>
          </table:table-cell>
          <table:table-cell/>
          <table:table-cell office:value-type="float" office:value="0.612771844436" calcext:value-type="float">
            <text:p>0.612771844436</text:p>
          </table:table-cell>
          <table:table-cell table:number-columns-repeated="2"/>
          <table:table-cell table:formula="of:=[.A25]/[.G25]*1000" office:value-type="float" office:value="6361.61823666002" calcext:value-type="float">
            <text:p>6361.61823666002</text:p>
          </table:table-cell>
          <table:table-cell table:formula="of:=[.A25]/[.C25]*1000" office:value-type="float" office:value="9.89058539902331" calcext:value-type="float">
            <text:p>9.8905853990233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Clients</text:p>
          </table:table-cell>
          <table:table-cell office:value-type="string" calcext:value-type="string">
            <text:p>Avg Throughput</text:p>
          </table:table-cell>
          <table:table-cell/>
          <table:table-cell office:value-type="string" calcext:value-type="string">
            <text:p>Std Dev TH</text:p>
          </table:table-cell>
          <table:table-cell office:value-type="string" calcext:value-type="string">
            <text:p>Avg Response Time</text:p>
          </table:table-cell>
          <table:table-cell office:value-type="string" calcext:value-type="string">
            <text:p>Std Dev RT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266" calcext:value-type="float">
            <text:p>1266</text:p>
          </table:table-cell>
          <table:table-cell/>
          <table:table-cell office:value-type="float" office:value="35.1675987238" calcext:value-type="float">
            <text:p>35.1675987238</text:p>
          </table:table-cell>
          <table:table-cell/>
          <table:table-cell office:value-type="float" office:value="1.58166666667" calcext:value-type="float">
            <text:p>1.58166666667</text:p>
          </table:table-cell>
          <table:table-cell/>
          <table:table-cell office:value-type="float" office:value="0.0471840368486" calcext:value-type="float">
            <text:p>0.0471840368486</text:p>
          </table:table-cell>
          <table:table-cell table:number-columns-repeated="2"/>
          <table:table-cell table:formula="of:=[.A29]/[.G29]*1000" office:value-type="float" office:value="1264.48893571915" calcext:value-type="float">
            <text:p>1264.48893571915</text:p>
          </table:table-cell>
          <table:table-cell table:formula="of:=[.A29]/[.C29]*1000" office:value-type="float" office:value="1.57977883096367" calcext:value-type="float">
            <text:p>1.579778830963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749.4" calcext:value-type="float">
            <text:p>3749.4</text:p>
          </table:table-cell>
          <table:table-cell/>
          <table:table-cell office:value-type="float" office:value="161.835842754" calcext:value-type="float">
            <text:p>161.835842754</text:p>
          </table:table-cell>
          <table:table-cell/>
          <table:table-cell office:value-type="float" office:value="2.24166666667" calcext:value-type="float">
            <text:p>2.24166666667</text:p>
          </table:table-cell>
          <table:table-cell/>
          <table:table-cell office:value-type="float" office:value="0.122165188713" calcext:value-type="float">
            <text:p>0.122165188713</text:p>
          </table:table-cell>
          <table:table-cell table:number-columns-repeated="2"/>
          <table:table-cell table:formula="of:=[.A30]/[.G30]*1000" office:value-type="float" office:value="3568.77323419544" calcext:value-type="float">
            <text:p>3568.77323419544</text:p>
          </table:table-cell>
          <table:table-cell table:formula="of:=[.A30]/[.C30]*1000" office:value-type="float" office:value="2.13367472128874" calcext:value-type="float">
            <text:p>2.133674721288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478.93333333" calcext:value-type="float">
            <text:p>5478.93333333</text:p>
          </table:table-cell>
          <table:table-cell/>
          <table:table-cell office:value-type="float" office:value="167.102403733" calcext:value-type="float">
            <text:p>167.102403733</text:p>
          </table:table-cell>
          <table:table-cell/>
          <table:table-cell office:value-type="float" office:value="3.00233333333" calcext:value-type="float">
            <text:p>3.00233333333</text:p>
          </table:table-cell>
          <table:table-cell/>
          <table:table-cell office:value-type="float" office:value="0.0890748748713" calcext:value-type="float">
            <text:p>0.0890748748713</text:p>
          </table:table-cell>
          <table:table-cell table:number-columns-repeated="2"/>
          <table:table-cell table:formula="of:=[.A31]/[.G31]*1000" office:value-type="float" office:value="5329.18840902113" calcext:value-type="float">
            <text:p>5329.18840902113</text:p>
          </table:table-cell>
          <table:table-cell table:formula="of:=[.A31]/[.C31]*1000" office:value-type="float" office:value="2.92027645283931" calcext:value-type="float">
            <text:p>2.920276452839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5920.13333333" calcext:value-type="float">
            <text:p>5920.13333333</text:p>
          </table:table-cell>
          <table:table-cell/>
          <table:table-cell office:value-type="float" office:value="167.072479282" calcext:value-type="float">
            <text:p>167.072479282</text:p>
          </table:table-cell>
          <table:table-cell/>
          <table:table-cell office:value-type="float" office:value="4.14766666667" calcext:value-type="float">
            <text:p>4.14766666667</text:p>
          </table:table-cell>
          <table:table-cell/>
          <table:table-cell office:value-type="float" office:value="0.205779817604" calcext:value-type="float">
            <text:p>0.205779817604</text:p>
          </table:table-cell>
          <table:table-cell table:number-columns-repeated="2"/>
          <table:table-cell table:formula="of:=[.A32]/[.G32]*1000" office:value-type="float" office:value="5786.38591978961" calcext:value-type="float">
            <text:p>5786.38591978961</text:p>
          </table:table-cell>
          <table:table-cell table:formula="of:=[.A32]/[.C32]*1000" office:value-type="float" office:value="4.05396274858903" calcext:value-type="float">
            <text:p>4.053962748589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6470.66666667" calcext:value-type="float">
            <text:p>6470.66666667</text:p>
          </table:table-cell>
          <table:table-cell/>
          <table:table-cell office:value-type="float" office:value="123.140949052" calcext:value-type="float">
            <text:p>123.140949052</text:p>
          </table:table-cell>
          <table:table-cell/>
          <table:table-cell office:value-type="float" office:value="5.03833333333" calcext:value-type="float">
            <text:p>5.03833333333</text:p>
          </table:table-cell>
          <table:table-cell/>
          <table:table-cell office:value-type="float" office:value="0.133537759953" calcext:value-type="float">
            <text:p>0.133537759953</text:p>
          </table:table-cell>
          <table:table-cell table:number-columns-repeated="2"/>
          <table:table-cell table:formula="of:=[.A33]/[.G33]*1000" office:value-type="float" office:value="6351.30664902835" calcext:value-type="float">
            <text:p>6351.30664902835</text:p>
          </table:table-cell>
          <table:table-cell table:formula="of:=[.A33]/[.C33]*1000" office:value-type="float" office:value="4.94539460127501" calcext:value-type="float">
            <text:p>4.9453946012750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6328.73333333" calcext:value-type="float">
            <text:p>6328.73333333</text:p>
          </table:table-cell>
          <table:table-cell/>
          <table:table-cell office:value-type="float" office:value="218.506414856" calcext:value-type="float">
            <text:p>218.506414856</text:p>
          </table:table-cell>
          <table:table-cell/>
          <table:table-cell office:value-type="float" office:value="6.34566666667" calcext:value-type="float">
            <text:p>6.34566666667</text:p>
          </table:table-cell>
          <table:table-cell/>
          <table:table-cell office:value-type="float" office:value="0.225615454553" calcext:value-type="float">
            <text:p>0.225615454553</text:p>
          </table:table-cell>
          <table:table-cell table:number-columns-repeated="2"/>
          <table:table-cell table:formula="of:=[.A34]/[.G34]*1000" office:value-type="float" office:value="6303.5142091683" calcext:value-type="float">
            <text:p>6303.5142091683</text:p>
          </table:table-cell>
          <table:table-cell table:formula="of:=[.A34]/[.C34]*1000" office:value-type="float" office:value="6.3203800655246" calcext:value-type="float">
            <text:p>6.32038006552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6584" calcext:value-type="float">
            <text:p>6584</text:p>
          </table:table-cell>
          <table:table-cell/>
          <table:table-cell office:value-type="float" office:value="340.803345054" calcext:value-type="float">
            <text:p>340.803345054</text:p>
          </table:table-cell>
          <table:table-cell/>
          <table:table-cell office:value-type="float" office:value="7.342" calcext:value-type="float">
            <text:p>7.342</text:p>
          </table:table-cell>
          <table:table-cell/>
          <table:table-cell office:value-type="float" office:value="0.409058675498" calcext:value-type="float">
            <text:p>0.409058675498</text:p>
          </table:table-cell>
          <table:table-cell table:number-columns-repeated="2"/>
          <table:table-cell table:formula="of:=[.A35]/[.G35]*1000" office:value-type="float" office:value="6537.72813947153" calcext:value-type="float">
            <text:p>6537.72813947153</text:p>
          </table:table-cell>
          <table:table-cell table:formula="of:=[.A35]/[.C35]*1000" office:value-type="float" office:value="7.29040097205346" calcext:value-type="float">
            <text:p>7.2904009720534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7018.73333333" calcext:value-type="float">
            <text:p>7018.73333333</text:p>
          </table:table-cell>
          <table:table-cell/>
          <table:table-cell office:value-type="float" office:value="227.189993911" calcext:value-type="float">
            <text:p>227.189993911</text:p>
          </table:table-cell>
          <table:table-cell/>
          <table:table-cell office:value-type="float" office:value="8.00633333333" calcext:value-type="float">
            <text:p>8.00633333333</text:p>
          </table:table-cell>
          <table:table-cell/>
          <table:table-cell office:value-type="float" office:value="0.246435251807" calcext:value-type="float">
            <text:p>0.246435251807</text:p>
          </table:table-cell>
          <table:table-cell table:number-columns-repeated="2"/>
          <table:table-cell table:formula="of:=[.A36]/[.G36]*1000" office:value-type="float" office:value="6994.46271701861" calcext:value-type="float">
            <text:p>6994.46271701861</text:p>
          </table:table-cell>
          <table:table-cell table:formula="of:=[.A36]/[.C36]*1000" office:value-type="float" office:value="7.97864761923233" calcext:value-type="float">
            <text:p>7.978647619232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6860.06666667" calcext:value-type="float">
            <text:p>6860.06666667</text:p>
          </table:table-cell>
          <table:table-cell/>
          <table:table-cell office:value-type="float" office:value="351.96342613" calcext:value-type="float">
            <text:p>351.96342613</text:p>
          </table:table-cell>
          <table:table-cell/>
          <table:table-cell office:value-type="float" office:value="9.386" calcext:value-type="float">
            <text:p>9.386</text:p>
          </table:table-cell>
          <table:table-cell/>
          <table:table-cell office:value-type="float" office:value="0.497964858198" calcext:value-type="float">
            <text:p>0.497964858198</text:p>
          </table:table-cell>
          <table:table-cell table:number-columns-repeated="2"/>
          <table:table-cell table:formula="of:=[.A37]/[.G37]*1000" office:value-type="float" office:value="6818.66609844449" calcext:value-type="float">
            <text:p>6818.66609844449</text:p>
          </table:table-cell>
          <table:table-cell table:formula="of:=[.A37]/[.C37]*1000" office:value-type="float" office:value="9.32935539984581" calcext:value-type="float">
            <text:p>9.3293553998458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Clients</text:p>
          </table:table-cell>
          <table:table-cell office:value-type="string" calcext:value-type="string">
            <text:p>Avg Throughput</text:p>
          </table:table-cell>
          <table:table-cell/>
          <table:table-cell office:value-type="string" calcext:value-type="string">
            <text:p>Std Dev TH</text:p>
          </table:table-cell>
          <table:table-cell office:value-type="string" calcext:value-type="string">
            <text:p>Avg Response Time</text:p>
          </table:table-cell>
          <table:table-cell office:value-type="string" calcext:value-type="string">
            <text:p>Std Dev RT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245.6" calcext:value-type="float">
            <text:p>1245.6</text:p>
          </table:table-cell>
          <table:table-cell/>
          <table:table-cell office:value-type="float" office:value="46.3879294645" calcext:value-type="float">
            <text:p>46.3879294645</text:p>
          </table:table-cell>
          <table:table-cell/>
          <table:table-cell office:value-type="float" office:value="1.60666666667" calcext:value-type="float">
            <text:p>1.60666666667</text:p>
          </table:table-cell>
          <table:table-cell/>
          <table:table-cell office:value-type="float" office:value="0.0584322970055" calcext:value-type="float">
            <text:p>0.0584322970055</text:p>
          </table:table-cell>
          <table:table-cell table:number-columns-repeated="2"/>
          <table:table-cell table:formula="of:=[.A42]/[.G42]*1000" office:value-type="float" office:value="1244.81327800572" calcext:value-type="float">
            <text:p>1244.81327800572</text:p>
          </table:table-cell>
          <table:table-cell table:formula="of:=[.A42]/[.C42]*1000" office:value-type="float" office:value="1.60565189466924" calcext:value-type="float">
            <text:p>1.605651894669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740.46666667" calcext:value-type="float">
            <text:p>3740.46666667</text:p>
          </table:table-cell>
          <table:table-cell/>
          <table:table-cell office:value-type="float" office:value="220.579449028" calcext:value-type="float">
            <text:p>220.579449028</text:p>
          </table:table-cell>
          <table:table-cell/>
          <table:table-cell office:value-type="float" office:value="2.21066666667" calcext:value-type="float">
            <text:p>2.21066666667</text:p>
          </table:table-cell>
          <table:table-cell/>
          <table:table-cell office:value-type="float" office:value="0.142328259082" calcext:value-type="float">
            <text:p>0.142328259082</text:p>
          </table:table-cell>
          <table:table-cell table:number-columns-repeated="2"/>
          <table:table-cell table:formula="of:=[.A43]/[.G43]*1000" office:value-type="float" office:value="3618.81785282928" calcext:value-type="float">
            <text:p>3618.81785282928</text:p>
          </table:table-cell>
          <table:table-cell table:formula="of:=[.A43]/[.C43]*1000" office:value-type="float" office:value="2.13877056338591" calcext:value-type="float">
            <text:p>2.138770563385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268.2" calcext:value-type="float">
            <text:p>5268.2</text:p>
          </table:table-cell>
          <table:table-cell/>
          <table:table-cell office:value-type="float" office:value="213.423616313" calcext:value-type="float">
            <text:p>213.423616313</text:p>
          </table:table-cell>
          <table:table-cell/>
          <table:table-cell office:value-type="float" office:value="3.11" calcext:value-type="float">
            <text:p>3.11</text:p>
          </table:table-cell>
          <table:table-cell/>
          <table:table-cell office:value-type="float" office:value="0.152009868101" calcext:value-type="float">
            <text:p>0.152009868101</text:p>
          </table:table-cell>
          <table:table-cell table:number-columns-repeated="2"/>
          <table:table-cell table:formula="of:=[.A44]/[.G44]*1000" office:value-type="float" office:value="5144.69453376206" calcext:value-type="float">
            <text:p>5144.69453376206</text:p>
          </table:table-cell>
          <table:table-cell table:formula="of:=[.A44]/[.C44]*1000" office:value-type="float" office:value="3.0370904673323" calcext:value-type="float">
            <text:p>3.03709046733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6065.53333333" calcext:value-type="float">
            <text:p>6065.53333333</text:p>
          </table:table-cell>
          <table:table-cell/>
          <table:table-cell office:value-type="float" office:value="442.515189946" calcext:value-type="float">
            <text:p>442.515189946</text:p>
          </table:table-cell>
          <table:table-cell/>
          <table:table-cell office:value-type="float" office:value="4.03733333333" calcext:value-type="float">
            <text:p>4.03733333333</text:p>
          </table:table-cell>
          <table:table-cell/>
          <table:table-cell office:value-type="float" office:value="0.337474937341" calcext:value-type="float">
            <text:p>0.337474937341</text:p>
          </table:table-cell>
          <table:table-cell table:number-columns-repeated="2"/>
          <table:table-cell table:formula="of:=[.A45]/[.G45]*1000" office:value-type="float" office:value="5944.51783355841" calcext:value-type="float">
            <text:p>5944.51783355841</text:p>
          </table:table-cell>
          <table:table-cell table:formula="of:=[.A45]/[.C45]*1000" office:value-type="float" office:value="3.95678313531317" calcext:value-type="float">
            <text:p>3.956783135313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6342.73333333" calcext:value-type="float">
            <text:p>6342.73333333</text:p>
          </table:table-cell>
          <table:table-cell/>
          <table:table-cell office:value-type="float" office:value="391.530552235" calcext:value-type="float">
            <text:p>391.530552235</text:p>
          </table:table-cell>
          <table:table-cell/>
          <table:table-cell office:value-type="float" office:value="5.11266666667" calcext:value-type="float">
            <text:p>5.11266666667</text:p>
          </table:table-cell>
          <table:table-cell/>
          <table:table-cell office:value-type="float" office:value="0.398713347323" calcext:value-type="float">
            <text:p>0.398713347323</text:p>
          </table:table-cell>
          <table:table-cell table:number-columns-repeated="2"/>
          <table:table-cell table:formula="of:=[.A46]/[.G46]*1000" office:value-type="float" office:value="6258.96466292459" calcext:value-type="float">
            <text:p>6258.96466292459</text:p>
          </table:table-cell>
          <table:table-cell table:formula="of:=[.A46]/[.C46]*1000" office:value-type="float" office:value="5.04514352382519" calcext:value-type="float">
            <text:p>5.04514352382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6446.4" calcext:value-type="float">
            <text:p>6446.4</text:p>
          </table:table-cell>
          <table:table-cell/>
          <table:table-cell office:value-type="float" office:value="563.385445321" calcext:value-type="float">
            <text:p>563.385445321</text:p>
          </table:table-cell>
          <table:table-cell/>
          <table:table-cell office:value-type="float" office:value="6.43866666667" calcext:value-type="float">
            <text:p>6.43866666667</text:p>
          </table:table-cell>
          <table:table-cell/>
          <table:table-cell office:value-type="float" office:value="0.867698872497" calcext:value-type="float">
            <text:p>0.867698872497</text:p>
          </table:table-cell>
          <table:table-cell table:number-columns-repeated="2"/>
          <table:table-cell table:formula="of:=[.A47]/[.G47]*1000" office:value-type="float" office:value="6212.46634913739" calcext:value-type="float">
            <text:p>6212.46634913739</text:p>
          </table:table-cell>
          <table:table-cell table:formula="of:=[.A47]/[.C47]*1000" office:value-type="float" office:value="6.20501365103003" calcext:value-type="float">
            <text:p>6.205013651030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6949.2" calcext:value-type="float">
            <text:p>6949.2</text:p>
          </table:table-cell>
          <table:table-cell/>
          <table:table-cell office:value-type="float" office:value="141.311712183" calcext:value-type="float">
            <text:p>141.311712183</text:p>
          </table:table-cell>
          <table:table-cell/>
          <table:table-cell office:value-type="float" office:value="6.91866666667" calcext:value-type="float">
            <text:p>6.91866666667</text:p>
          </table:table-cell>
          <table:table-cell/>
          <table:table-cell office:value-type="float" office:value="0.143615226676" calcext:value-type="float">
            <text:p>0.143615226676</text:p>
          </table:table-cell>
          <table:table-cell table:number-columns-repeated="2"/>
          <table:table-cell table:formula="of:=[.A48]/[.G48]*1000" office:value-type="float" office:value="6937.75293890589" calcext:value-type="float">
            <text:p>6937.75293890589</text:p>
          </table:table-cell>
          <table:table-cell table:formula="of:=[.A48]/[.C48]*1000" office:value-type="float" office:value="6.9072699015714" calcext:value-type="float">
            <text:p>6.90726990157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6894.06666667" calcext:value-type="float">
            <text:p>6894.06666667</text:p>
          </table:table-cell>
          <table:table-cell/>
          <table:table-cell office:value-type="float" office:value="187.450935803" calcext:value-type="float">
            <text:p>187.450935803</text:p>
          </table:table-cell>
          <table:table-cell/>
          <table:table-cell office:value-type="float" office:value="8.17066666667" calcext:value-type="float">
            <text:p>8.17066666667</text:p>
          </table:table-cell>
          <table:table-cell/>
          <table:table-cell office:value-type="float" office:value="0.217311604231" calcext:value-type="float">
            <text:p>0.217311604231</text:p>
          </table:table-cell>
          <table:table-cell table:number-columns-repeated="2"/>
          <table:table-cell table:formula="of:=[.A49]/[.G49]*1000" office:value-type="float" office:value="6853.78590078049" calcext:value-type="float">
            <text:p>6853.78590078049</text:p>
          </table:table-cell>
          <table:table-cell table:formula="of:=[.A49]/[.C49]*1000" office:value-type="float" office:value="8.12292696134448" calcext:value-type="float">
            <text:p>8.122926961344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7197.26666667" calcext:value-type="float">
            <text:p>7197.26666667</text:p>
          </table:table-cell>
          <table:table-cell/>
          <table:table-cell office:value-type="float" office:value="166.026544062" calcext:value-type="float">
            <text:p>166.026544062</text:p>
          </table:table-cell>
          <table:table-cell/>
          <table:table-cell office:value-type="float" office:value="8.92733333333" calcext:value-type="float">
            <text:p>8.92733333333</text:p>
          </table:table-cell>
          <table:table-cell/>
          <table:table-cell office:value-type="float" office:value="0.250330448275" calcext:value-type="float">
            <text:p>0.250330448275</text:p>
          </table:table-cell>
          <table:table-cell table:number-columns-repeated="2"/>
          <table:table-cell table:formula="of:=[.A50]/[.G50]*1000" office:value-type="float" office:value="7168.99410051795" calcext:value-type="float">
            <text:p>7168.99410051795</text:p>
          </table:table-cell>
          <table:table-cell table:formula="of:=[.A50]/[.C50]*1000" office:value-type="float" office:value="8.89226465602271" calcext:value-type="float">
            <text:p>8.8922646560227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#Clients</text:p>
          </table:table-cell>
          <table:table-cell office:value-type="string" calcext:value-type="string">
            <text:p>Avg Throughput</text:p>
          </table:table-cell>
          <table:table-cell/>
          <table:table-cell office:value-type="string" calcext:value-type="string">
            <text:p>Std Dev TH</text:p>
          </table:table-cell>
          <table:table-cell office:value-type="string" calcext:value-type="string">
            <text:p>Avg Response Time</text:p>
          </table:table-cell>
          <table:table-cell office:value-type="string" calcext:value-type="string">
            <text:p>Std Dev RT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304.47" calcext:value-type="float">
            <text:p>1304.47</text:p>
          </table:table-cell>
          <table:table-cell/>
          <table:table-cell office:value-type="float" office:value="62.4863081003" calcext:value-type="float">
            <text:p>62.4863081003</text:p>
          </table:table-cell>
          <table:table-cell/>
          <table:table-cell office:value-type="float" office:value="1.54016666667" calcext:value-type="float">
            <text:p>1.54016666667</text:p>
          </table:table-cell>
          <table:table-cell/>
          <table:table-cell office:value-type="float" office:value="0.0679344046366" calcext:value-type="float">
            <text:p>0.0679344046366</text:p>
          </table:table-cell>
          <table:table-cell table:number-columns-repeated="2"/>
          <table:table-cell table:formula="of:=[.A56]/[.G56]*1000" office:value-type="float" office:value="1298.5607618195" calcext:value-type="float">
            <text:p>1298.5607618195</text:p>
          </table:table-cell>
          <table:table-cell table:formula="of:=[.A56]/[.C56]*1000" office:value-type="float" office:value="1.53318972456247" calcext:value-type="float">
            <text:p>1.533189724562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711.95666667" calcext:value-type="float">
            <text:p>3711.95666667</text:p>
          </table:table-cell>
          <table:table-cell/>
          <table:table-cell office:value-type="float" office:value="69.9557405317" calcext:value-type="float">
            <text:p>69.9557405317</text:p>
          </table:table-cell>
          <table:table-cell/>
          <table:table-cell office:value-type="float" office:value="2.27433333333" calcext:value-type="float">
            <text:p>2.27433333333</text:p>
          </table:table-cell>
          <table:table-cell/>
          <table:table-cell office:value-type="float" office:value="0.0725695069112" calcext:value-type="float">
            <text:p>0.0725695069112</text:p>
          </table:table-cell>
          <table:table-cell table:number-columns-repeated="2"/>
          <table:table-cell table:formula="of:=[.A57]/[.G57]*1000" office:value-type="float" office:value="3517.51428990696" calcext:value-type="float">
            <text:p>3517.51428990696</text:p>
          </table:table-cell>
          <table:table-cell table:formula="of:=[.A57]/[.C57]*1000" office:value-type="float" office:value="2.1551975732456" calcext:value-type="float">
            <text:p>2.15519757324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272.65666667" calcext:value-type="float">
            <text:p>5272.65666667</text:p>
          </table:table-cell>
          <table:table-cell/>
          <table:table-cell office:value-type="float" office:value="124.159532994" calcext:value-type="float">
            <text:p>124.159532994</text:p>
          </table:table-cell>
          <table:table-cell/>
          <table:table-cell office:value-type="float" office:value="3.154" calcext:value-type="float">
            <text:p>3.154</text:p>
          </table:table-cell>
          <table:table-cell/>
          <table:table-cell office:value-type="float" office:value="0.0775435361587" calcext:value-type="float">
            <text:p>0.0775435361587</text:p>
          </table:table-cell>
          <table:table-cell table:number-columns-repeated="2"/>
          <table:table-cell table:formula="of:=[.A58]/[.G58]*1000" office:value-type="float" office:value="5072.92327203551" calcext:value-type="float">
            <text:p>5072.92327203551</text:p>
          </table:table-cell>
          <table:table-cell table:formula="of:=[.A58]/[.C58]*1000" office:value-type="float" office:value="3.03452339332858" calcext:value-type="float">
            <text:p>3.034523393328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5846.33" calcext:value-type="float">
            <text:p>5846.33</text:p>
          </table:table-cell>
          <table:table-cell/>
          <table:table-cell office:value-type="float" office:value="214.490943165" calcext:value-type="float">
            <text:p>214.490943165</text:p>
          </table:table-cell>
          <table:table-cell/>
          <table:table-cell office:value-type="float" office:value="4.236" calcext:value-type="float">
            <text:p>4.236</text:p>
          </table:table-cell>
          <table:table-cell/>
          <table:table-cell office:value-type="float" office:value="0.168573426138" calcext:value-type="float">
            <text:p>0.168573426138</text:p>
          </table:table-cell>
          <table:table-cell table:number-columns-repeated="2"/>
          <table:table-cell table:formula="of:=[.A59]/[.G59]*1000" office:value-type="float" office:value="5665.7223796034" calcext:value-type="float">
            <text:p>5665.7223796034</text:p>
          </table:table-cell>
          <table:table-cell table:formula="of:=[.A59]/[.C59]*1000" office:value-type="float" office:value="4.1051394635609" calcext:value-type="float">
            <text:p>4.10513946356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6163.50333333" calcext:value-type="float">
            <text:p>6163.50333333</text:p>
          </table:table-cell>
          <table:table-cell/>
          <table:table-cell office:value-type="float" office:value="138.997402973" calcext:value-type="float">
            <text:p>138.997402973</text:p>
          </table:table-cell>
          <table:table-cell/>
          <table:table-cell office:value-type="float" office:value="5.2825" calcext:value-type="float">
            <text:p>5.2825</text:p>
          </table:table-cell>
          <table:table-cell/>
          <table:table-cell office:value-type="float" office:value="0.0716362338485" calcext:value-type="float">
            <text:p>0.0716362338485</text:p>
          </table:table-cell>
          <table:table-cell table:number-columns-repeated="2"/>
          <table:table-cell table:formula="of:=[.A60]/[.G60]*1000" office:value-type="float" office:value="6057.73781353526" calcext:value-type="float">
            <text:p>6057.73781353526</text:p>
          </table:table-cell>
          <table:table-cell table:formula="of:=[.A60]/[.C60]*1000" office:value-type="float" office:value="5.19185246918835" calcext:value-type="float">
            <text:p>5.1918524691883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6559.15666667" calcext:value-type="float">
            <text:p>6559.15666667</text:p>
          </table:table-cell>
          <table:table-cell/>
          <table:table-cell office:value-type="float" office:value="216.765005555" calcext:value-type="float">
            <text:p>216.765005555</text:p>
          </table:table-cell>
          <table:table-cell/>
          <table:table-cell office:value-type="float" office:value="6.205" calcext:value-type="float">
            <text:p>6.205</text:p>
          </table:table-cell>
          <table:table-cell/>
          <table:table-cell office:value-type="float" office:value="0.231317962986" calcext:value-type="float">
            <text:p>0.231317962986</text:p>
          </table:table-cell>
          <table:table-cell table:number-columns-repeated="2"/>
          <table:table-cell table:formula="of:=[.A61]/[.G61]*1000" office:value-type="float" office:value="6446.4141821112" calcext:value-type="float">
            <text:p>6446.4141821112</text:p>
          </table:table-cell>
          <table:table-cell table:formula="of:=[.A61]/[.C61]*1000" office:value-type="float" office:value="6.0983449599943" calcext:value-type="float">
            <text:p>6.098344959994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6748.64" calcext:value-type="float">
            <text:p>6748.64</text:p>
          </table:table-cell>
          <table:table-cell/>
          <table:table-cell office:value-type="float" office:value="168.629904821" calcext:value-type="float">
            <text:p>168.629904821</text:p>
          </table:table-cell>
          <table:table-cell/>
          <table:table-cell office:value-type="float" office:value="7.22666666667" calcext:value-type="float">
            <text:p>7.22666666667</text:p>
          </table:table-cell>
          <table:table-cell/>
          <table:table-cell office:value-type="float" office:value="0.176330182707" calcext:value-type="float">
            <text:p>0.176330182707</text:p>
          </table:table-cell>
          <table:table-cell table:number-columns-repeated="2"/>
          <table:table-cell table:formula="of:=[.A62]/[.G62]*1000" office:value-type="float" office:value="6642.06642066114" calcext:value-type="float">
            <text:p>6642.06642066114</text:p>
          </table:table-cell>
          <table:table-cell table:formula="of:=[.A62]/[.C62]*1000" office:value-type="float" office:value="7.11254415704497" calcext:value-type="float">
            <text:p>7.1125441570449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6548.91333333" calcext:value-type="float">
            <text:p>6548.91333333</text:p>
          </table:table-cell>
          <table:table-cell/>
          <table:table-cell office:value-type="float" office:value="273.882994239" calcext:value-type="float">
            <text:p>273.882994239</text:p>
          </table:table-cell>
          <table:table-cell/>
          <table:table-cell office:value-type="float" office:value="8.64116666667" calcext:value-type="float">
            <text:p>8.64116666667</text:p>
          </table:table-cell>
          <table:table-cell/>
          <table:table-cell office:value-type="float" office:value="0.298502233381" calcext:value-type="float">
            <text:p>0.298502233381</text:p>
          </table:table-cell>
          <table:table-cell table:number-columns-repeated="2"/>
          <table:table-cell table:formula="of:=[.A63]/[.G63]*1000" office:value-type="float" office:value="6480.60639959632" calcext:value-type="float">
            <text:p>6480.60639959632</text:p>
          </table:table-cell>
          <table:table-cell table:formula="of:=[.A63]/[.C63]*1000" office:value-type="float" office:value="8.55103696593356" calcext:value-type="float">
            <text:p>8.5510369659335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6581.91333333" calcext:value-type="float">
            <text:p>6581.91333333</text:p>
          </table:table-cell>
          <table:table-cell/>
          <table:table-cell office:value-type="float" office:value="194.188399585" calcext:value-type="float">
            <text:p>194.188399585</text:p>
          </table:table-cell>
          <table:table-cell/>
          <table:table-cell office:value-type="float" office:value="9.9085" calcext:value-type="float">
            <text:p>9.9085</text:p>
          </table:table-cell>
          <table:table-cell/>
          <table:table-cell office:value-type="float" office:value="0.446335916099" calcext:value-type="float">
            <text:p>0.446335916099</text:p>
          </table:table-cell>
          <table:table-cell table:number-columns-repeated="2"/>
          <table:table-cell table:formula="of:=[.A64]/[.G64]*1000" office:value-type="float" office:value="6459.10077206439" calcext:value-type="float">
            <text:p>6459.10077206439</text:p>
          </table:table-cell>
          <table:table-cell table:formula="of:=[.A64]/[.C64]*1000" office:value-type="float" office:value="9.72361633446491" calcext:value-type="float">
            <text:p>9.72361633446491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#Clients</text:p>
          </table:table-cell>
          <table:table-cell office:value-type="string" calcext:value-type="string">
            <text:p>Avg Throughput</text:p>
          </table:table-cell>
          <table:table-cell/>
          <table:table-cell office:value-type="string" calcext:value-type="string">
            <text:p>Std Dev TH</text:p>
          </table:table-cell>
          <table:table-cell office:value-type="string" calcext:value-type="string">
            <text:p>Avg Response Time</text:p>
          </table:table-cell>
          <table:table-cell office:value-type="string" calcext:value-type="string">
            <text:p>Std Dev RT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294.8" calcext:value-type="float">
            <text:p>1294.8</text:p>
          </table:table-cell>
          <table:table-cell/>
          <table:table-cell office:value-type="float" office:value="18.4964861528" calcext:value-type="float">
            <text:p>18.4964861528</text:p>
          </table:table-cell>
          <table:table-cell/>
          <table:table-cell office:value-type="float" office:value="1.546" calcext:value-type="float">
            <text:p>1.546</text:p>
          </table:table-cell>
          <table:table-cell/>
          <table:table-cell office:value-type="float" office:value="0.0217025344142" calcext:value-type="float">
            <text:p>0.0217025344142</text:p>
          </table:table-cell>
          <table:table-cell table:number-columns-repeated="2"/>
          <table:table-cell table:formula="of:=[.A70]/[.G70]*1000" office:value-type="float" office:value="1293.66106080207" calcext:value-type="float">
            <text:p>1293.66106080207</text:p>
          </table:table-cell>
          <table:table-cell table:formula="of:=[.A70]/[.C70]*1000" office:value-type="float" office:value="1.54464009885697" calcext:value-type="float">
            <text:p>1.544640098856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605" calcext:value-type="float">
            <text:p>3605</text:p>
          </table:table-cell>
          <table:table-cell/>
          <table:table-cell office:value-type="float" office:value="136.011323058" calcext:value-type="float">
            <text:p>136.011323058</text:p>
          </table:table-cell>
          <table:table-cell/>
          <table:table-cell office:value-type="float" office:value="2.366" calcext:value-type="float">
            <text:p>2.366</text:p>
          </table:table-cell>
          <table:table-cell/>
          <table:table-cell office:value-type="float" office:value="0.0491528229098" calcext:value-type="float">
            <text:p>0.0491528229098</text:p>
          </table:table-cell>
          <table:table-cell table:number-columns-repeated="2"/>
          <table:table-cell table:formula="of:=[.A71]/[.G71]*1000" office:value-type="float" office:value="3381.23415046492" calcext:value-type="float">
            <text:p>3381.23415046492</text:p>
          </table:table-cell>
          <table:table-cell table:formula="of:=[.A71]/[.C71]*1000" office:value-type="float" office:value="2.21914008321775" calcext:value-type="float">
            <text:p>2.219140083217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232.66666667" calcext:value-type="float">
            <text:p>5232.66666667</text:p>
          </table:table-cell>
          <table:table-cell/>
          <table:table-cell office:value-type="float" office:value="52.4172999432" calcext:value-type="float">
            <text:p>52.4172999432</text:p>
          </table:table-cell>
          <table:table-cell/>
          <table:table-cell office:value-type="float" office:value="3.18766666667" calcext:value-type="float">
            <text:p>3.18766666667</text:p>
          </table:table-cell>
          <table:table-cell/>
          <table:table-cell office:value-type="float" office:value="0.0421939964134" calcext:value-type="float">
            <text:p>0.0421939964134</text:p>
          </table:table-cell>
          <table:table-cell table:number-columns-repeated="2"/>
          <table:table-cell table:formula="of:=[.A72]/[.G72]*1000" office:value-type="float" office:value="5019.34539369966" calcext:value-type="float">
            <text:p>5019.34539369966</text:p>
          </table:table-cell>
          <table:table-cell table:formula="of:=[.A72]/[.C72]*1000" office:value-type="float" office:value="3.05771435851506" calcext:value-type="float">
            <text:p>3.0577143585150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5926.53333333" calcext:value-type="float">
            <text:p>5926.53333333</text:p>
          </table:table-cell>
          <table:table-cell/>
          <table:table-cell office:value-type="float" office:value="213.380536444" calcext:value-type="float">
            <text:p>213.380536444</text:p>
          </table:table-cell>
          <table:table-cell/>
          <table:table-cell office:value-type="float" office:value="4.13866666667" calcext:value-type="float">
            <text:p>4.13866666667</text:p>
          </table:table-cell>
          <table:table-cell/>
          <table:table-cell office:value-type="float" office:value="0.18150573912" calcext:value-type="float">
            <text:p>0.18150573912</text:p>
          </table:table-cell>
          <table:table-cell table:number-columns-repeated="2"/>
          <table:table-cell table:formula="of:=[.A73]/[.G73]*1000" office:value-type="float" office:value="5798.96907216028" calcext:value-type="float">
            <text:p>5798.96907216028</text:p>
          </table:table-cell>
          <table:table-cell table:formula="of:=[.A73]/[.C73]*1000" office:value-type="float" office:value="4.04958491754823" calcext:value-type="float">
            <text:p>4.049584917548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6335.13333333" calcext:value-type="float">
            <text:p>6335.13333333</text:p>
          </table:table-cell>
          <table:table-cell/>
          <table:table-cell office:value-type="float" office:value="40.7677977494" calcext:value-type="float">
            <text:p>40.7677977494</text:p>
          </table:table-cell>
          <table:table-cell/>
          <table:table-cell office:value-type="float" office:value="5.176" calcext:value-type="float">
            <text:p>5.176</text:p>
          </table:table-cell>
          <table:table-cell/>
          <table:table-cell office:value-type="float" office:value="0.111745245984" calcext:value-type="float">
            <text:p>0.111745245984</text:p>
          </table:table-cell>
          <table:table-cell table:number-columns-repeated="2"/>
          <table:table-cell table:formula="of:=[.A74]/[.G74]*1000" office:value-type="float" office:value="6182.38021638331" calcext:value-type="float">
            <text:p>6182.38021638331</text:p>
          </table:table-cell>
          <table:table-cell table:formula="of:=[.A74]/[.C74]*1000" office:value-type="float" office:value="5.0511959758832" calcext:value-type="float">
            <text:p>5.05119597588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6591.06666667" calcext:value-type="float">
            <text:p>6591.06666667</text:p>
          </table:table-cell>
          <table:table-cell/>
          <table:table-cell office:value-type="float" office:value="92.8106315749" calcext:value-type="float">
            <text:p>92.8106315749</text:p>
          </table:table-cell>
          <table:table-cell/>
          <table:table-cell office:value-type="float" office:value="6.17466666667" calcext:value-type="float">
            <text:p>6.17466666667</text:p>
          </table:table-cell>
          <table:table-cell/>
          <table:table-cell office:value-type="float" office:value="0.128274445364" calcext:value-type="float">
            <text:p>0.128274445364</text:p>
          </table:table-cell>
          <table:table-cell table:number-columns-repeated="2"/>
          <table:table-cell table:formula="of:=[.A75]/[.G75]*1000" office:value-type="float" office:value="6478.08248758018" calcext:value-type="float">
            <text:p>6478.08248758018</text:p>
          </table:table-cell>
          <table:table-cell table:formula="of:=[.A75]/[.C75]*1000" office:value-type="float" office:value="6.0688204236006" calcext:value-type="float">
            <text:p>6.068820423600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6760.8" calcext:value-type="float">
            <text:p>6760.8</text:p>
          </table:table-cell>
          <table:table-cell/>
          <table:table-cell office:value-type="float" office:value="267.818371289" calcext:value-type="float">
            <text:p>267.818371289</text:p>
          </table:table-cell>
          <table:table-cell/>
          <table:table-cell office:value-type="float" office:value="7.308" calcext:value-type="float">
            <text:p>7.308</text:p>
          </table:table-cell>
          <table:table-cell/>
          <table:table-cell office:value-type="float" office:value="0.558924860782" calcext:value-type="float">
            <text:p>0.558924860782</text:p>
          </table:table-cell>
          <table:table-cell table:number-columns-repeated="2"/>
          <table:table-cell table:formula="of:=[.A76]/[.G76]*1000" office:value-type="float" office:value="6568.14449917898" calcext:value-type="float">
            <text:p>6568.14449917898</text:p>
          </table:table-cell>
          <table:table-cell table:formula="of:=[.A76]/[.C76]*1000" office:value-type="float" office:value="7.0997515086972" calcext:value-type="float">
            <text:p>7.099751508697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6958.13333333" calcext:value-type="float">
            <text:p>6958.13333333</text:p>
          </table:table-cell>
          <table:table-cell/>
          <table:table-cell office:value-type="float" office:value="282.377076501" calcext:value-type="float">
            <text:p>282.377076501</text:p>
          </table:table-cell>
          <table:table-cell/>
          <table:table-cell office:value-type="float" office:value="8.14733333333" calcext:value-type="float">
            <text:p>8.14733333333</text:p>
          </table:table-cell>
          <table:table-cell/>
          <table:table-cell office:value-type="float" office:value="0.340770206053" calcext:value-type="float">
            <text:p>0.340770206053</text:p>
          </table:table-cell>
          <table:table-cell table:number-columns-repeated="2"/>
          <table:table-cell table:formula="of:=[.A77]/[.G77]*1000" office:value-type="float" office:value="6873.4146141915" calcext:value-type="float">
            <text:p>6873.4146141915</text:p>
          </table:table-cell>
          <table:table-cell table:formula="of:=[.A77]/[.C77]*1000" office:value-type="float" office:value="8.04813551527615" calcext:value-type="float">
            <text:p>8.048135515276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6990.2" calcext:value-type="float">
            <text:p>6990.2</text:p>
          </table:table-cell>
          <table:table-cell/>
          <table:table-cell office:value-type="float" office:value="222.369692179" calcext:value-type="float">
            <text:p>222.369692179</text:p>
          </table:table-cell>
          <table:table-cell/>
          <table:table-cell office:value-type="float" office:value="9.13133333333" calcext:value-type="float">
            <text:p>9.13133333333</text:p>
          </table:table-cell>
          <table:table-cell/>
          <table:table-cell office:value-type="float" office:value="0.209423812718" calcext:value-type="float">
            <text:p>0.209423812718</text:p>
          </table:table-cell>
          <table:table-cell table:number-columns-repeated="2"/>
          <table:table-cell table:formula="of:=[.A78]/[.G78]*1000" office:value-type="float" office:value="7008.83405125466" calcext:value-type="float">
            <text:p>7008.83405125466</text:p>
          </table:table-cell>
          <table:table-cell table:formula="of:=[.A78]/[.C78]*1000" office:value-type="float" office:value="9.15567508798032" calcext:value-type="float">
            <text:p>9.15567508798032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#Clients</text:p>
          </table:table-cell>
          <table:table-cell office:value-type="string" calcext:value-type="string">
            <text:p>Avg Throughput</text:p>
          </table:table-cell>
          <table:table-cell/>
          <table:table-cell office:value-type="string" calcext:value-type="string">
            <text:p>Std Dev TH</text:p>
          </table:table-cell>
          <table:table-cell office:value-type="string" calcext:value-type="string">
            <text:p>Avg Response Time</text:p>
          </table:table-cell>
          <table:table-cell office:value-type="string" calcext:value-type="string">
            <text:p>Std Dev RT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310.26666667" calcext:value-type="float">
            <text:p>1310.26666667</text:p>
          </table:table-cell>
          <table:table-cell/>
          <table:table-cell office:value-type="float" office:value="37.4071294452" calcext:value-type="float">
            <text:p>37.4071294452</text:p>
          </table:table-cell>
          <table:table-cell/>
          <table:table-cell office:value-type="float" office:value="1.53533333333" calcext:value-type="float">
            <text:p>1.53533333333</text:p>
          </table:table-cell>
          <table:table-cell/>
          <table:table-cell office:value-type="float" office:value="0.0400666112035" calcext:value-type="float">
            <text:p>0.0400666112035</text:p>
          </table:table-cell>
          <table:table-cell table:number-columns-repeated="2"/>
          <table:table-cell table:formula="of:=[.A83]/[.G83]*1000" office:value-type="float" office:value="1302.64871906492" calcext:value-type="float">
            <text:p>1302.64871906492</text:p>
          </table:table-cell>
          <table:table-cell table:formula="of:=[.A83]/[.C83]*1000" office:value-type="float" office:value="1.52640683829875" calcext:value-type="float">
            <text:p>1.526406838298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767.66666667" calcext:value-type="float">
            <text:p>3767.66666667</text:p>
          </table:table-cell>
          <table:table-cell/>
          <table:table-cell office:value-type="float" office:value="43.7750309347" calcext:value-type="float">
            <text:p>43.7750309347</text:p>
          </table:table-cell>
          <table:table-cell/>
          <table:table-cell office:value-type="float" office:value="2.245" calcext:value-type="float">
            <text:p>2.245</text:p>
          </table:table-cell>
          <table:table-cell/>
          <table:table-cell office:value-type="float" office:value="0.0502692749102" calcext:value-type="float">
            <text:p>0.0502692749102</text:p>
          </table:table-cell>
          <table:table-cell table:number-columns-repeated="2"/>
          <table:table-cell table:formula="of:=[.A84]/[.G84]*1000" office:value-type="float" office:value="3563.47438752784" calcext:value-type="float">
            <text:p>3563.47438752784</text:p>
          </table:table-cell>
          <table:table-cell table:formula="of:=[.A84]/[.C84]*1000" office:value-type="float" office:value="2.12333008935493" calcext:value-type="float">
            <text:p>2.1233300893549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482.6" calcext:value-type="float">
            <text:p>5482.6</text:p>
          </table:table-cell>
          <table:table-cell/>
          <table:table-cell office:value-type="float" office:value="197.663653715" calcext:value-type="float">
            <text:p>197.663653715</text:p>
          </table:table-cell>
          <table:table-cell/>
          <table:table-cell office:value-type="float" office:value="3.003" calcext:value-type="float">
            <text:p>3.003</text:p>
          </table:table-cell>
          <table:table-cell/>
          <table:table-cell office:value-type="float" office:value="0.136879509058" calcext:value-type="float">
            <text:p>0.136879509058</text:p>
          </table:table-cell>
          <table:table-cell table:number-columns-repeated="2"/>
          <table:table-cell table:formula="of:=[.A85]/[.G85]*1000" office:value-type="float" office:value="5328.00532800533" calcext:value-type="float">
            <text:p>5328.00532800533</text:p>
          </table:table-cell>
          <table:table-cell table:formula="of:=[.A85]/[.C85]*1000" office:value-type="float" office:value="2.91832342319338" calcext:value-type="float">
            <text:p>2.918323423193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6026.13333333" calcext:value-type="float">
            <text:p>6026.13333333</text:p>
          </table:table-cell>
          <table:table-cell/>
          <table:table-cell office:value-type="float" office:value="441.104492534" calcext:value-type="float">
            <text:p>441.104492534</text:p>
          </table:table-cell>
          <table:table-cell/>
          <table:table-cell office:value-type="float" office:value="4.098" calcext:value-type="float">
            <text:p>4.098</text:p>
          </table:table-cell>
          <table:table-cell/>
          <table:table-cell office:value-type="float" office:value="0.352379057266" calcext:value-type="float">
            <text:p>0.352379057266</text:p>
          </table:table-cell>
          <table:table-cell table:number-columns-repeated="2"/>
          <table:table-cell table:formula="of:=[.A86]/[.G86]*1000" office:value-type="float" office:value="5856.51537335286" calcext:value-type="float">
            <text:p>5856.51537335286</text:p>
          </table:table-cell>
          <table:table-cell table:formula="of:=[.A86]/[.C86]*1000" office:value-type="float" office:value="3.98265333215549" calcext:value-type="float">
            <text:p>3.982653332155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6692.8" calcext:value-type="float">
            <text:p>6692.8</text:p>
          </table:table-cell>
          <table:table-cell/>
          <table:table-cell office:value-type="float" office:value="54.3514489227" calcext:value-type="float">
            <text:p>54.3514489227</text:p>
          </table:table-cell>
          <table:table-cell/>
          <table:table-cell office:value-type="float" office:value="4.80933333333" calcext:value-type="float">
            <text:p>4.80933333333</text:p>
          </table:table-cell>
          <table:table-cell/>
          <table:table-cell office:value-type="float" office:value="0.0165025250593" calcext:value-type="float">
            <text:p>0.0165025250593</text:p>
          </table:table-cell>
          <table:table-cell table:number-columns-repeated="2"/>
          <table:table-cell table:formula="of:=[.A87]/[.G87]*1000" office:value-type="float" office:value="6653.72886055355" calcext:value-type="float">
            <text:p>6653.72886055355</text:p>
          </table:table-cell>
          <table:table-cell table:formula="of:=[.A87]/[.C87]*1000" office:value-type="float" office:value="4.7812574707148" calcext:value-type="float">
            <text:p>4.78125747071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6963.26666667" calcext:value-type="float">
            <text:p>6963.26666667</text:p>
          </table:table-cell>
          <table:table-cell/>
          <table:table-cell office:value-type="float" office:value="38.5716649023" calcext:value-type="float">
            <text:p>38.5716649023</text:p>
          </table:table-cell>
          <table:table-cell/>
          <table:table-cell office:value-type="float" office:value="5.77366666667" calcext:value-type="float">
            <text:p>5.77366666667</text:p>
          </table:table-cell>
          <table:table-cell/>
          <table:table-cell office:value-type="float" office:value="0.0615169353376" calcext:value-type="float">
            <text:p>0.0615169353376</text:p>
          </table:table-cell>
          <table:table-cell table:number-columns-repeated="2"/>
          <table:table-cell table:formula="of:=[.A88]/[.G88]*1000" office:value-type="float" office:value="6928.00646613537" calcext:value-type="float">
            <text:p>6928.00646613537</text:p>
          </table:table-cell>
          <table:table-cell table:formula="of:=[.A88]/[.C88]*1000" office:value-type="float" office:value="5.74443029612263" calcext:value-type="float">
            <text:p>5.7444302961226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7096.46666667" calcext:value-type="float">
            <text:p>7096.46666667</text:p>
          </table:table-cell>
          <table:table-cell/>
          <table:table-cell office:value-type="float" office:value="105.542661201" calcext:value-type="float">
            <text:p>105.542661201</text:p>
          </table:table-cell>
          <table:table-cell/>
          <table:table-cell office:value-type="float" office:value="6.89566666667" calcext:value-type="float">
            <text:p>6.89566666667</text:p>
          </table:table-cell>
          <table:table-cell/>
          <table:table-cell office:value-type="float" office:value="0.0676781599435" calcext:value-type="float">
            <text:p>0.0676781599435</text:p>
          </table:table-cell>
          <table:table-cell table:number-columns-repeated="2"/>
          <table:table-cell table:formula="of:=[.A89]/[.G89]*1000" office:value-type="float" office:value="6960.89331463868" calcext:value-type="float">
            <text:p>6960.89331463868</text:p>
          </table:table-cell>
          <table:table-cell table:formula="of:=[.A89]/[.C89]*1000" office:value-type="float" office:value="6.76392946724343" calcext:value-type="float">
            <text:p>6.763929467243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6938.26666667" calcext:value-type="float">
            <text:p>6938.26666667</text:p>
          </table:table-cell>
          <table:table-cell/>
          <table:table-cell office:value-type="float" office:value="150.524460914" calcext:value-type="float">
            <text:p>150.524460914</text:p>
          </table:table-cell>
          <table:table-cell/>
          <table:table-cell office:value-type="float" office:value="8.294" calcext:value-type="float">
            <text:p>8.294</text:p>
          </table:table-cell>
          <table:table-cell/>
          <table:table-cell office:value-type="float" office:value="0.255454496927" calcext:value-type="float">
            <text:p>0.255454496927</text:p>
          </table:table-cell>
          <table:table-cell table:number-columns-repeated="2"/>
          <table:table-cell table:formula="of:=[.A90]/[.G90]*1000" office:value-type="float" office:value="6751.86882083434" calcext:value-type="float">
            <text:p>6751.86882083434</text:p>
          </table:table-cell>
          <table:table-cell table:formula="of:=[.A90]/[.C90]*1000" office:value-type="float" office:value="8.07118012183251" calcext:value-type="float">
            <text:p>8.0711801218325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6865.46666667" calcext:value-type="float">
            <text:p>6865.46666667</text:p>
          </table:table-cell>
          <table:table-cell/>
          <table:table-cell office:value-type="float" office:value="274.826806068" calcext:value-type="float">
            <text:p>274.826806068</text:p>
          </table:table-cell>
          <table:table-cell/>
          <table:table-cell office:value-type="float" office:value="9.41633333333" calcext:value-type="float">
            <text:p>9.41633333333</text:p>
          </table:table-cell>
          <table:table-cell/>
          <table:table-cell office:value-type="float" office:value="0.450522289497" calcext:value-type="float">
            <text:p>0.450522289497</text:p>
          </table:table-cell>
          <table:table-cell table:number-columns-repeated="2"/>
          <table:table-cell table:formula="of:=[.A91]/[.G91]*1000" office:value-type="float" office:value="6796.70076817119" calcext:value-type="float">
            <text:p>6796.70076817119</text:p>
          </table:table-cell>
          <table:table-cell table:formula="of:=[.A91]/[.C91]*1000" office:value-type="float" office:value="9.32201743993643" calcext:value-type="float">
            <text:p>9.32201743993643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#Clients</text:p>
          </table:table-cell>
          <table:table-cell office:value-type="string" calcext:value-type="string">
            <text:p>Avg Throughput</text:p>
          </table:table-cell>
          <table:table-cell/>
          <table:table-cell office:value-type="string" calcext:value-type="string">
            <text:p>Std Dev TH</text:p>
          </table:table-cell>
          <table:table-cell office:value-type="string" calcext:value-type="string">
            <text:p>Avg Response Time</text:p>
          </table:table-cell>
          <table:table-cell office:value-type="string" calcext:value-type="string">
            <text:p>Std Dev RT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276.33333333" calcext:value-type="float">
            <text:p>1276.33333333</text:p>
          </table:table-cell>
          <table:table-cell/>
          <table:table-cell office:value-type="float" office:value="19.8053864727" calcext:value-type="float">
            <text:p>19.8053864727</text:p>
          </table:table-cell>
          <table:table-cell/>
          <table:table-cell office:value-type="float" office:value="1.58" calcext:value-type="float">
            <text:p>1.58</text:p>
          </table:table-cell>
          <table:table-cell/>
          <table:table-cell office:value-type="float" office:value="0.0230651251893" calcext:value-type="float">
            <text:p>0.0230651251893</text:p>
          </table:table-cell>
          <table:table-cell table:number-columns-repeated="2"/>
          <table:table-cell table:formula="of:=[.A95]/[.G95]*1000" office:value-type="float" office:value="1265.82278481013" calcext:value-type="float">
            <text:p>1265.82278481013</text:p>
          </table:table-cell>
          <table:table-cell table:formula="of:=[.A95]/[.C95]*1000" office:value-type="float" office:value="1.56698876991791" calcext:value-type="float">
            <text:p>1.566988769917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882.53333333" calcext:value-type="float">
            <text:p>3882.53333333</text:p>
          </table:table-cell>
          <table:table-cell/>
          <table:table-cell office:value-type="float" office:value="172.921986264" calcext:value-type="float">
            <text:p>172.921986264</text:p>
          </table:table-cell>
          <table:table-cell/>
          <table:table-cell office:value-type="float" office:value="2.13766666667" calcext:value-type="float">
            <text:p>2.13766666667</text:p>
          </table:table-cell>
          <table:table-cell/>
          <table:table-cell office:value-type="float" office:value="0.121492112227" calcext:value-type="float">
            <text:p>0.121492112227</text:p>
          </table:table-cell>
          <table:table-cell table:number-columns-repeated="2"/>
          <table:table-cell table:formula="of:=[.A96]/[.G96]*1000" office:value-type="float" office:value="3742.39825354165" calcext:value-type="float">
            <text:p>3742.39825354165</text:p>
          </table:table-cell>
          <table:table-cell table:formula="of:=[.A96]/[.C96]*1000" office:value-type="float" office:value="2.06051031972429" calcext:value-type="float">
            <text:p>2.060510319724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186.13333333" calcext:value-type="float">
            <text:p>5186.13333333</text:p>
          </table:table-cell>
          <table:table-cell/>
          <table:table-cell office:value-type="float" office:value="196.462753043" calcext:value-type="float">
            <text:p>196.462753043</text:p>
          </table:table-cell>
          <table:table-cell/>
          <table:table-cell office:value-type="float" office:value="3.17933333333" calcext:value-type="float">
            <text:p>3.17933333333</text:p>
          </table:table-cell>
          <table:table-cell/>
          <table:table-cell office:value-type="float" office:value="0.178701800028" calcext:value-type="float">
            <text:p>0.178701800028</text:p>
          </table:table-cell>
          <table:table-cell table:number-columns-repeated="2"/>
          <table:table-cell table:formula="of:=[.A97]/[.G97]*1000" office:value-type="float" office:value="5032.50157266202" calcext:value-type="float">
            <text:p>5032.50157266202</text:p>
          </table:table-cell>
          <table:table-cell table:formula="of:=[.A97]/[.C97]*1000" office:value-type="float" office:value="3.08515014397566" calcext:value-type="float">
            <text:p>3.085150143975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5866.2" calcext:value-type="float">
            <text:p>5866.2</text:p>
          </table:table-cell>
          <table:table-cell/>
          <table:table-cell office:value-type="float" office:value="51.0047056653" calcext:value-type="float">
            <text:p>51.0047056653</text:p>
          </table:table-cell>
          <table:table-cell/>
          <table:table-cell office:value-type="float" office:value="4.246" calcext:value-type="float">
            <text:p>4.246</text:p>
          </table:table-cell>
          <table:table-cell/>
          <table:table-cell office:value-type="float" office:value="0.0770778826902" calcext:value-type="float">
            <text:p>0.0770778826902</text:p>
          </table:table-cell>
          <table:table-cell table:number-columns-repeated="2"/>
          <table:table-cell table:formula="of:=[.A98]/[.G98]*1000" office:value-type="float" office:value="5652.37870937353" calcext:value-type="float">
            <text:p>5652.37870937353</text:p>
          </table:table-cell>
          <table:table-cell table:formula="of:=[.A98]/[.C98]*1000" office:value-type="float" office:value="4.09123453001943" calcext:value-type="float">
            <text:p>4.0912345300194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6367.13333333" calcext:value-type="float">
            <text:p>6367.13333333</text:p>
          </table:table-cell>
          <table:table-cell/>
          <table:table-cell office:value-type="float" office:value="351.746177425" calcext:value-type="float">
            <text:p>351.746177425</text:p>
          </table:table-cell>
          <table:table-cell/>
          <table:table-cell office:value-type="float" office:value="5.212" calcext:value-type="float">
            <text:p>5.212</text:p>
          </table:table-cell>
          <table:table-cell/>
          <table:table-cell office:value-type="float" office:value="0.315677050164" calcext:value-type="float">
            <text:p>0.315677050164</text:p>
          </table:table-cell>
          <table:table-cell table:number-columns-repeated="2"/>
          <table:table-cell table:formula="of:=[.A99]/[.G99]*1000" office:value-type="float" office:value="6139.67766692249" calcext:value-type="float">
            <text:p>6139.67766692249</text:p>
          </table:table-cell>
          <table:table-cell table:formula="of:=[.A99]/[.C99]*1000" office:value-type="float" office:value="5.02580962652215" calcext:value-type="float">
            <text:p>5.025809626522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6861.06666667" calcext:value-type="float">
            <text:p>6861.06666667</text:p>
          </table:table-cell>
          <table:table-cell/>
          <table:table-cell office:value-type="float" office:value="328.191793519" calcext:value-type="float">
            <text:p>328.191793519</text:p>
          </table:table-cell>
          <table:table-cell/>
          <table:table-cell office:value-type="float" office:value="5.805" calcext:value-type="float">
            <text:p>5.805</text:p>
          </table:table-cell>
          <table:table-cell/>
          <table:table-cell office:value-type="float" office:value="0.24938524415" calcext:value-type="float">
            <text:p>0.24938524415</text:p>
          </table:table-cell>
          <table:table-cell table:number-columns-repeated="2"/>
          <table:table-cell table:formula="of:=[.A100]/[.G100]*1000" office:value-type="float" office:value="6890.61154177433" calcext:value-type="float">
            <text:p>6890.61154177433</text:p>
          </table:table-cell>
          <table:table-cell table:formula="of:=[.A100]/[.C100]*1000" office:value-type="float" office:value="5.82999727933177" calcext:value-type="float">
            <text:p>5.8299972793317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6766.06666667" calcext:value-type="float">
            <text:p>6766.06666667</text:p>
          </table:table-cell>
          <table:table-cell/>
          <table:table-cell office:value-type="float" office:value="157.762521954" calcext:value-type="float">
            <text:p>157.762521954</text:p>
          </table:table-cell>
          <table:table-cell/>
          <table:table-cell office:value-type="float" office:value="7.14833333333" calcext:value-type="float">
            <text:p>7.14833333333</text:p>
          </table:table-cell>
          <table:table-cell/>
          <table:table-cell office:value-type="float" office:value="0.159167626524" calcext:value-type="float">
            <text:p>0.159167626524</text:p>
          </table:table-cell>
          <table:table-cell table:number-columns-repeated="2"/>
          <table:table-cell table:formula="of:=[.A101]/[.G101]*1000" office:value-type="float" office:value="6714.85194684389" calcext:value-type="float">
            <text:p>6714.85194684389</text:p>
          </table:table-cell>
          <table:table-cell table:formula="of:=[.A101]/[.C101]*1000" office:value-type="float" office:value="7.09422510370028" calcext:value-type="float">
            <text:p>7.094225103700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7050.66666667" calcext:value-type="float">
            <text:p>7050.66666667</text:p>
          </table:table-cell>
          <table:table-cell/>
          <table:table-cell office:value-type="float" office:value="125.795760395" calcext:value-type="float">
            <text:p>125.795760395</text:p>
          </table:table-cell>
          <table:table-cell/>
          <table:table-cell office:value-type="float" office:value="8.03233333333" calcext:value-type="float">
            <text:p>8.03233333333</text:p>
          </table:table-cell>
          <table:table-cell/>
          <table:table-cell office:value-type="float" office:value="0.164336037841" calcext:value-type="float">
            <text:p>0.164336037841</text:p>
          </table:table-cell>
          <table:table-cell table:number-columns-repeated="2"/>
          <table:table-cell table:formula="of:=[.A102]/[.G102]*1000" office:value-type="float" office:value="6971.82221853632" calcext:value-type="float">
            <text:p>6971.82221853632</text:p>
          </table:table-cell>
          <table:table-cell table:formula="of:=[.A102]/[.C102]*1000" office:value-type="float" office:value="7.94251134644103" calcext:value-type="float">
            <text:p>7.9425113464410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7081.06666667" calcext:value-type="float">
            <text:p>7081.06666667</text:p>
          </table:table-cell>
          <table:table-cell/>
          <table:table-cell office:value-type="float" office:value="154.079113878" calcext:value-type="float">
            <text:p>154.079113878</text:p>
          </table:table-cell>
          <table:table-cell/>
          <table:table-cell office:value-type="float" office:value="9.283" calcext:value-type="float">
            <text:p>9.283</text:p>
          </table:table-cell>
          <table:table-cell/>
          <table:table-cell office:value-type="float" office:value="0.118697093477" calcext:value-type="float">
            <text:p>0.118697093477</text:p>
          </table:table-cell>
          <table:table-cell table:number-columns-repeated="2"/>
          <table:table-cell table:formula="of:=[.A103]/[.G103]*1000" office:value-type="float" office:value="6894.32295594097" calcext:value-type="float">
            <text:p>6894.32295594097</text:p>
          </table:table-cell>
          <table:table-cell table:formula="of:=[.A103]/[.C103]*1000" office:value-type="float" office:value="9.03818633727073" calcext:value-type="float">
            <text:p>9.03818633727073</text:p>
          </table:table-cell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M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ents</text:p>
          </table:table-cell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rt</text:p>
          </table:table-cell>
          <table:table-cell table:number-columns-repeated="5"/>
          <table:table-cell office:value-type="string" calcext:value-type="string">
            <text:p>Derived Z in m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1.80476191" calcext:value-type="float">
            <text:p>1201.80476191</text:p>
          </table:table-cell>
          <table:table-cell/>
          <table:table-cell office:value-type="float" office:value="901084.911905" calcext:value-type="float">
            <text:p>901084.911905</text:p>
          </table:table-cell>
          <table:table-cell/>
          <table:table-cell table:formula="of:=[.A113]/[.D113]*1000000000" office:value-type="float" office:value="2219.54665268089" calcext:value-type="float">
            <text:p>2219.54665268089</text:p>
          </table:table-cell>
          <table:table-cell table:formula="of:=[.A113]/[.B113]*1000" office:value-type="float" office:value="1.66416381710907" calcext:value-type="float">
            <text:p>1.66416381710907</text:p>
          </table:table-cell>
          <table:table-cell/>
          <table:table-cell table:formula="of:=[.F113]-[.B113]" office:value-type="float" office:value="1017.74189077089" calcext:value-type="float">
            <text:p>1017.74189077089</text:p>
          </table:table-cell>
          <table:table-cell table:formula="of:=[.G113]-[.D113]/1000000" office:value-type="float" office:value="0.763078905204068" calcext:value-type="float">
            <text:p>0.763078905204068</text:p>
          </table:table-cell>
          <table:table-cell table:number-columns-repeated="2"/>
          <table:table-cell table:formula="of:=([.A113]/[.B113]-[.D113]/1000000000)*1000" office:value-type="float" office:value="0.763078905204068" calcext:value-type="float">
            <text:p>0.7630789052040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92.99047619" calcext:value-type="float">
            <text:p>3792.99047619</text:p>
          </table:table-cell>
          <table:table-cell/>
          <table:table-cell office:value-type="float" office:value="1147046.76191" calcext:value-type="float">
            <text:p>1147046.76191</text:p>
          </table:table-cell>
          <table:table-cell/>
          <table:table-cell table:formula="of:=[.A114]/[.D114]*1000000000" office:value-type="float" office:value="6974.43231231379" calcext:value-type="float">
            <text:p>6974.43231231379</text:p>
          </table:table-cell>
          <table:table-cell table:formula="of:=[.A114]/[.B114]*1000" office:value-type="float" office:value="2.10915372717621" calcext:value-type="float">
            <text:p>2.10915372717621</text:p>
          </table:table-cell>
          <table:table-cell/>
          <table:table-cell table:formula="of:=[.F114]-[.B114]" office:value-type="float" office:value="3181.44183612378" calcext:value-type="float">
            <text:p>3181.44183612378</text:p>
          </table:table-cell>
          <table:table-cell table:formula="of:=[.G114]-[.D114]/1000000" office:value-type="float" office:value="0.962106965266209" calcext:value-type="float">
            <text:p>0.962106965266209</text:p>
          </table:table-cell>
          <table:table-cell table:number-columns-repeated="2"/>
          <table:table-cell table:formula="of:=([.A114]/[.B114]-[.D114]/1000000000)*1000" office:value-type="float" office:value="0.962106965266209" calcext:value-type="float">
            <text:p>0.96210696526620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19.0952381" calcext:value-type="float">
            <text:p>5119.0952381</text:p>
          </table:table-cell>
          <table:table-cell/>
          <table:table-cell office:value-type="float" office:value="1718806.86667" calcext:value-type="float">
            <text:p>1718806.86667</text:p>
          </table:table-cell>
          <table:table-cell/>
          <table:table-cell table:formula="of:=[.A115]/[.D115]*1000000000" office:value-type="float" office:value="9308.78291811706" calcext:value-type="float">
            <text:p>9308.78291811706</text:p>
          </table:table-cell>
          <table:table-cell table:formula="of:=[.A115]/[.B115]*1000" office:value-type="float" office:value="3.12555232044062" calcext:value-type="float">
            <text:p>3.12555232044062</text:p>
          </table:table-cell>
          <table:table-cell/>
          <table:table-cell table:formula="of:=[.F115]-[.B115]" office:value-type="float" office:value="4189.68768001706" calcext:value-type="float">
            <text:p>4189.68768001706</text:p>
          </table:table-cell>
          <table:table-cell table:formula="of:=[.G115]-[.D115]/1000000" office:value-type="float" office:value="1.40674545377062" calcext:value-type="float">
            <text:p>1.40674545377062</text:p>
          </table:table-cell>
          <table:table-cell table:number-columns-repeated="2"/>
          <table:table-cell table:formula="of:=([.A115]/[.B115]-[.D115]/1000000000)*1000" office:value-type="float" office:value="1.40674545377062" calcext:value-type="float">
            <text:p>1.406745453770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18.54761904" calcext:value-type="float">
            <text:p>5718.54761904</text:p>
          </table:table-cell>
          <table:table-cell/>
          <table:table-cell office:value-type="float" office:value="2310821.45" calcext:value-type="float">
            <text:p>2310821.45</text:p>
          </table:table-cell>
          <table:table-cell/>
          <table:table-cell table:formula="of:=[.A116]/[.D116]*1000000000" office:value-type="float" office:value="10385.9170945466" calcext:value-type="float">
            <text:p>10385.9170945466</text:p>
          </table:table-cell>
          <table:table-cell table:formula="of:=[.A116]/[.B116]*1000" office:value-type="float" office:value="4.1968698345873" calcext:value-type="float">
            <text:p>4.1968698345873</text:p>
          </table:table-cell>
          <table:table-cell/>
          <table:table-cell table:formula="of:=[.F116]-[.B116]" office:value-type="float" office:value="4667.36947550662" calcext:value-type="float">
            <text:p>4667.36947550662</text:p>
          </table:table-cell>
          <table:table-cell table:formula="of:=[.G116]-[.D116]/1000000" office:value-type="float" office:value="1.8860483845873" calcext:value-type="float">
            <text:p>1.8860483845873</text:p>
          </table:table-cell>
          <table:table-cell table:number-columns-repeated="2"/>
          <table:table-cell table:formula="of:=([.A116]/[.B116]-[.D116]/1000000000)*1000" office:value-type="float" office:value="1.8860483845873" calcext:value-type="float">
            <text:p>1.88604838458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79.26190476" calcext:value-type="float">
            <text:p>6079.26190476</text:p>
          </table:table-cell>
          <table:table-cell/>
          <table:table-cell office:value-type="float" office:value="2950463.38333" calcext:value-type="float">
            <text:p>2950463.38333</text:p>
          </table:table-cell>
          <table:table-cell/>
          <table:table-cell table:formula="of:=[.A117]/[.D117]*1000000000" office:value-type="float" office:value="10845.7539858989" calcext:value-type="float">
            <text:p>10845.7539858989</text:p>
          </table:table-cell>
          <table:table-cell table:formula="of:=[.A117]/[.B117]*1000" office:value-type="float" office:value="5.26379690517106" calcext:value-type="float">
            <text:p>5.26379690517106</text:p>
          </table:table-cell>
          <table:table-cell/>
          <table:table-cell table:formula="of:=[.F117]-[.B117]" office:value-type="float" office:value="4766.49208113886" calcext:value-type="float">
            <text:p>4766.49208113886</text:p>
          </table:table-cell>
          <table:table-cell table:formula="of:=[.G117]-[.D117]/1000000" office:value-type="float" office:value="2.31333352184106" calcext:value-type="float">
            <text:p>2.31333352184106</text:p>
          </table:table-cell>
          <table:table-cell table:number-columns-repeated="2"/>
          <table:table-cell table:formula="of:=([.A117]/[.B117]-[.D117]/1000000000)*1000" office:value-type="float" office:value="2.31333352184106" calcext:value-type="float">
            <text:p>2.3133335218410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32.06190476" calcext:value-type="float">
            <text:p>6232.06190476</text:p>
          </table:table-cell>
          <table:table-cell/>
          <table:table-cell office:value-type="float" office:value="3897096.20714" calcext:value-type="float">
            <text:p>3897096.20714</text:p>
          </table:table-cell>
          <table:table-cell/>
          <table:table-cell table:formula="of:=[.A118]/[.D118]*1000000000" office:value-type="float" office:value="10264.0524826446" calcext:value-type="float">
            <text:p>10264.0524826446</text:p>
          </table:table-cell>
          <table:table-cell table:formula="of:=[.A118]/[.B118]*1000" office:value-type="float" office:value="6.41842148093046" calcext:value-type="float">
            <text:p>6.41842148093046</text:p>
          </table:table-cell>
          <table:table-cell/>
          <table:table-cell table:formula="of:=[.F118]-[.B118]" office:value-type="float" office:value="4031.99057788456" calcext:value-type="float">
            <text:p>4031.99057788456</text:p>
          </table:table-cell>
          <table:table-cell table:formula="of:=[.G118]-[.D118]/1000000" office:value-type="float" office:value="2.52132527379046" calcext:value-type="float">
            <text:p>2.52132527379046</text:p>
          </table:table-cell>
          <table:table-cell table:number-columns-repeated="2"/>
          <table:table-cell table:formula="of:=([.A118]/[.B118]-[.D118]/1000000000)*1000" office:value-type="float" office:value="2.52132527379046" calcext:value-type="float">
            <text:p>2.5213252737904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433.80952381" calcext:value-type="float">
            <text:p>6433.80952381</text:p>
          </table:table-cell>
          <table:table-cell/>
          <table:table-cell office:value-type="float" office:value="4608001.80476" calcext:value-type="float">
            <text:p>4608001.80476</text:p>
          </table:table-cell>
          <table:table-cell/>
          <table:table-cell table:formula="of:=[.A119]/[.D119]*1000000000" office:value-type="float" office:value="10416.6625868976" calcext:value-type="float">
            <text:p>10416.6625868976</text:p>
          </table:table-cell>
          <table:table-cell table:formula="of:=[.A119]/[.B119]*1000" office:value-type="float" office:value="7.46058766930594" calcext:value-type="float">
            <text:p>7.46058766930594</text:p>
          </table:table-cell>
          <table:table-cell/>
          <table:table-cell table:formula="of:=[.F119]-[.B119]" office:value-type="float" office:value="3982.85306308758" calcext:value-type="float">
            <text:p>3982.85306308758</text:p>
          </table:table-cell>
          <table:table-cell table:formula="of:=[.G119]-[.D119]/1000000" office:value-type="float" office:value="2.85258586454594" calcext:value-type="float">
            <text:p>2.85258586454594</text:p>
          </table:table-cell>
          <table:table-cell table:number-columns-repeated="2"/>
          <table:table-cell table:formula="of:=([.A119]/[.B119]-[.D119]/1000000000)*1000" office:value-type="float" office:value="2.85258586454594" calcext:value-type="float">
            <text:p>2.8525858645459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590.21904762" calcext:value-type="float">
            <text:p>6590.21904762</text:p>
          </table:table-cell>
          <table:table-cell/>
          <table:table-cell office:value-type="float" office:value="5457480.69286" calcext:value-type="float">
            <text:p>5457480.69286</text:p>
          </table:table-cell>
          <table:table-cell/>
          <table:table-cell table:formula="of:=[.A120]/[.D120]*1000000000" office:value-type="float" office:value="10261.144867313" calcext:value-type="float">
            <text:p>10261.144867313</text:p>
          </table:table-cell>
          <table:table-cell table:formula="of:=[.A120]/[.B120]*1000" office:value-type="float" office:value="8.49744137415643" calcext:value-type="float">
            <text:p>8.49744137415643</text:p>
          </table:table-cell>
          <table:table-cell/>
          <table:table-cell table:formula="of:=[.F120]-[.B120]" office:value-type="float" office:value="3670.92581969297" calcext:value-type="float">
            <text:p>3670.92581969297</text:p>
          </table:table-cell>
          <table:table-cell table:formula="of:=[.G120]-[.D120]/1000000" office:value-type="float" office:value="3.03996068129643" calcext:value-type="float">
            <text:p>3.03996068129643</text:p>
          </table:table-cell>
          <table:table-cell table:number-columns-repeated="2"/>
          <table:table-cell table:formula="of:=([.A120]/[.B120]-[.D120]/1000000000)*1000" office:value-type="float" office:value="3.03996068129643" calcext:value-type="float">
            <text:p>3.039960681296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70.2047619" calcext:value-type="float">
            <text:p>6470.2047619</text:p>
          </table:table-cell>
          <table:table-cell/>
          <table:table-cell office:value-type="float" office:value="6590275.03096" calcext:value-type="float">
            <text:p>6590275.03096</text:p>
          </table:table-cell>
          <table:table-cell/>
          <table:table-cell table:formula="of:=[.A121]/[.D121]*1000000000" office:value-type="float" office:value="9711.2790739899" calcext:value-type="float">
            <text:p>9711.2790739899</text:p>
          </table:table-cell>
          <table:table-cell table:formula="of:=[.A121]/[.B121]*1000" office:value-type="float" office:value="9.89149530117902" calcext:value-type="float">
            <text:p>9.89149530117902</text:p>
          </table:table-cell>
          <table:table-cell/>
          <table:table-cell table:formula="of:=[.F121]-[.B121]" office:value-type="float" office:value="3241.0743120899" calcext:value-type="float">
            <text:p>3241.0743120899</text:p>
          </table:table-cell>
          <table:table-cell table:formula="of:=[.G121]-[.D121]/1000000" office:value-type="float" office:value="3.30122027021902" calcext:value-type="float">
            <text:p>3.30122027021902</text:p>
          </table:table-cell>
          <table:table-cell table:number-columns-repeated="2"/>
          <table:table-cell table:formula="of:=([.A121]/[.B121]-[.D121]/1000000000)*1000" office:value-type="float" office:value="3.30122027021902" calcext:value-type="float">
            <text:p>3.30122027021902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lients</text:p>
          </table:table-cell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Avg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0.68095238" calcext:value-type="float">
            <text:p>1210.68095238</text:p>
          </table:table-cell>
          <table:table-cell/>
          <table:table-cell office:value-type="float" office:value="897664.314286" calcext:value-type="float">
            <text:p>897664.314286</text:p>
          </table:table-cell>
          <table:table-cell/>
          <table:table-cell table:formula="of:=[.A125]/[.D125]*1000000000" office:value-type="float" office:value="2228.00435326517" calcext:value-type="float">
            <text:p>2228.00435326517</text:p>
          </table:table-cell>
          <table:table-cell table:formula="of:=[.A125]/[.B125]*1000" office:value-type="float" office:value="1.6519628859018" calcext:value-type="float">
            <text:p>1.6519628859018</text:p>
          </table:table-cell>
          <table:table-cell/>
          <table:table-cell table:formula="of:=[.F125]-[.B125]" office:value-type="float" office:value="1017.32340088517" calcext:value-type="float">
            <text:p>1017.32340088517</text:p>
          </table:table-cell>
          <table:table-cell table:formula="of:=[.G125]-[.D125]/1000000" office:value-type="float" office:value="0.754298571615796" calcext:value-type="float">
            <text:p>0.754298571615796</text:p>
          </table:table-cell>
          <table:table-cell table:number-columns-repeated="2"/>
          <table:table-cell table:formula="of:=([.A125]/[.B125]-[.D125]/1000000000)*1000" office:value-type="float" office:value="0.754298571615796" calcext:value-type="float">
            <text:p>0.7542985716157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63.28095238" calcext:value-type="float">
            <text:p>3663.28095238</text:p>
          </table:table-cell>
          <table:table-cell/>
          <table:table-cell office:value-type="float" office:value="1267387.47857" calcext:value-type="float">
            <text:p>1267387.47857</text:p>
          </table:table-cell>
          <table:table-cell/>
          <table:table-cell table:formula="of:=[.A126]/[.D126]*1000000000" office:value-type="float" office:value="6312.19744180086" calcext:value-type="float">
            <text:p>6312.19744180086</text:p>
          </table:table-cell>
          <table:table-cell table:formula="of:=[.A126]/[.B126]*1000" office:value-type="float" office:value="2.18383468371501" calcext:value-type="float">
            <text:p>2.18383468371501</text:p>
          </table:table-cell>
          <table:table-cell/>
          <table:table-cell table:formula="of:=[.F126]-[.B126]" office:value-type="float" office:value="2648.91648942086" calcext:value-type="float">
            <text:p>2648.91648942086</text:p>
          </table:table-cell>
          <table:table-cell table:formula="of:=[.G126]-[.D126]/1000000" office:value-type="float" office:value="0.91644720514501" calcext:value-type="float">
            <text:p>0.91644720514501</text:p>
          </table:table-cell>
          <table:table-cell table:number-columns-repeated="2"/>
          <table:table-cell table:formula="of:=([.A126]/[.B126]-[.D126]/1000000000)*1000" office:value-type="float" office:value="0.91644720514501" calcext:value-type="float">
            <text:p>0.916447205145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57.00119048" calcext:value-type="float">
            <text:p>5157.00119048</text:p>
          </table:table-cell>
          <table:table-cell/>
          <table:table-cell office:value-type="float" office:value="1679806.1369" calcext:value-type="float">
            <text:p>1679806.1369</text:p>
          </table:table-cell>
          <table:table-cell/>
          <table:table-cell table:formula="of:=[.A127]/[.D127]*1000000000" office:value-type="float" office:value="9524.90864780814" calcext:value-type="float">
            <text:p>9524.90864780814</text:p>
          </table:table-cell>
          <table:table-cell table:formula="of:=[.A127]/[.B127]*1000" office:value-type="float" office:value="3.10257830258728" calcext:value-type="float">
            <text:p>3.10257830258728</text:p>
          </table:table-cell>
          <table:table-cell/>
          <table:table-cell table:formula="of:=[.F127]-[.B127]" office:value-type="float" office:value="4367.90745732814" calcext:value-type="float">
            <text:p>4367.90745732814</text:p>
          </table:table-cell>
          <table:table-cell table:formula="of:=[.G127]-[.D127]/1000000" office:value-type="float" office:value="1.42277216568728" calcext:value-type="float">
            <text:p>1.42277216568728</text:p>
          </table:table-cell>
          <table:table-cell table:number-columns-repeated="2"/>
          <table:table-cell table:formula="of:=([.A127]/[.B127]-[.D127]/1000000000)*1000" office:value-type="float" office:value="1.42277216568728" calcext:value-type="float">
            <text:p>1.4227721656872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99.33809524" calcext:value-type="float">
            <text:p>5799.33809524</text:p>
          </table:table-cell>
          <table:table-cell/>
          <table:table-cell office:value-type="float" office:value="2191825.32143" calcext:value-type="float">
            <text:p>2191825.32143</text:p>
          </table:table-cell>
          <table:table-cell/>
          <table:table-cell table:formula="of:=[.A128]/[.D128]*1000000000" office:value-type="float" office:value="10949.7776877319" calcext:value-type="float">
            <text:p>10949.7776877319</text:p>
          </table:table-cell>
          <table:table-cell table:formula="of:=[.A128]/[.B128]*1000" office:value-type="float" office:value="4.13840331531952" calcext:value-type="float">
            <text:p>4.13840331531952</text:p>
          </table:table-cell>
          <table:table-cell/>
          <table:table-cell table:formula="of:=[.F128]-[.B128]" office:value-type="float" office:value="5150.43959249189" calcext:value-type="float">
            <text:p>5150.43959249189</text:p>
          </table:table-cell>
          <table:table-cell table:formula="of:=[.G128]-[.D128]/1000000" office:value-type="float" office:value="1.94657799388952" calcext:value-type="float">
            <text:p>1.94657799388952</text:p>
          </table:table-cell>
          <table:table-cell table:number-columns-repeated="2"/>
          <table:table-cell table:formula="of:=([.A128]/[.B128]-[.D128]/1000000000)*1000" office:value-type="float" office:value="1.94657799388952" calcext:value-type="float">
            <text:p>1.9465779938895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080.32380952" calcext:value-type="float">
            <text:p>6080.32380952</text:p>
          </table:table-cell>
          <table:table-cell/>
          <table:table-cell office:value-type="float" office:value="2746605.57143" calcext:value-type="float">
            <text:p>2746605.57143</text:p>
          </table:table-cell>
          <table:table-cell/>
          <table:table-cell table:formula="of:=[.A129]/[.D129]*1000000000" office:value-type="float" office:value="11650.7445891983" calcext:value-type="float">
            <text:p>11650.7445891983</text:p>
          </table:table-cell>
          <table:table-cell table:formula="of:=[.A129]/[.B129]*1000" office:value-type="float" office:value="5.26287760363969" calcext:value-type="float">
            <text:p>5.26287760363969</text:p>
          </table:table-cell>
          <table:table-cell/>
          <table:table-cell table:formula="of:=[.F129]-[.B129]" office:value-type="float" office:value="5570.42077967831" calcext:value-type="float">
            <text:p>5570.42077967831</text:p>
          </table:table-cell>
          <table:table-cell table:formula="of:=[.G129]-[.D129]/1000000" office:value-type="float" office:value="2.51627203220969" calcext:value-type="float">
            <text:p>2.51627203220969</text:p>
          </table:table-cell>
          <table:table-cell table:number-columns-repeated="2"/>
          <table:table-cell table:formula="of:=([.A129]/[.B129]-[.D129]/1000000000)*1000" office:value-type="float" office:value="2.51627203220969" calcext:value-type="float">
            <text:p>2.516272032209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395.8" calcext:value-type="float">
            <text:p>6395.8</text:p>
          </table:table-cell>
          <table:table-cell/>
          <table:table-cell office:value-type="float" office:value="3129109.82857" calcext:value-type="float">
            <text:p>3129109.82857</text:p>
          </table:table-cell>
          <table:table-cell/>
          <table:table-cell table:formula="of:=[.A130]/[.D130]*1000000000" office:value-type="float" office:value="12783.1882520659" calcext:value-type="float">
            <text:p>12783.1882520659</text:p>
          </table:table-cell>
          <table:table-cell table:formula="of:=[.A130]/[.B130]*1000" office:value-type="float" office:value="6.25410425591795" calcext:value-type="float">
            <text:p>6.25410425591795</text:p>
          </table:table-cell>
          <table:table-cell/>
          <table:table-cell table:formula="of:=[.F130]-[.B130]" office:value-type="float" office:value="6387.38825206591" calcext:value-type="float">
            <text:p>6387.38825206591</text:p>
          </table:table-cell>
          <table:table-cell table:formula="of:=[.G130]-[.D130]/1000000" office:value-type="float" office:value="3.12499442734795" calcext:value-type="float">
            <text:p>3.12499442734795</text:p>
          </table:table-cell>
          <table:table-cell table:number-columns-repeated="2"/>
          <table:table-cell table:formula="of:=([.A130]/[.B130]-[.D130]/1000000000)*1000" office:value-type="float" office:value="3.12499442734795" calcext:value-type="float">
            <text:p>3.124994427347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337.10952381" calcext:value-type="float">
            <text:p>6337.10952381</text:p>
          </table:table-cell>
          <table:table-cell/>
          <table:table-cell office:value-type="float" office:value="3644204.02143" calcext:value-type="float">
            <text:p>3644204.02143</text:p>
          </table:table-cell>
          <table:table-cell/>
          <table:table-cell table:formula="of:=[.A131]/[.D131]*1000000000" office:value-type="float" office:value="13171.600634249" calcext:value-type="float">
            <text:p>13171.600634249</text:p>
          </table:table-cell>
          <table:table-cell table:formula="of:=[.A131]/[.B131]*1000" office:value-type="float" office:value="7.57443118501468" calcext:value-type="float">
            <text:p>7.57443118501468</text:p>
          </table:table-cell>
          <table:table-cell/>
          <table:table-cell table:formula="of:=[.F131]-[.B131]" office:value-type="float" office:value="6834.49111043896" calcext:value-type="float">
            <text:p>6834.49111043896</text:p>
          </table:table-cell>
          <table:table-cell table:formula="of:=[.G131]-[.D131]/1000000" office:value-type="float" office:value="3.93022716358468" calcext:value-type="float">
            <text:p>3.93022716358468</text:p>
          </table:table-cell>
          <table:table-cell table:number-columns-repeated="2"/>
          <table:table-cell table:formula="of:=([.A131]/[.B131]-[.D131]/1000000000)*1000" office:value-type="float" office:value="3.93022716358468" calcext:value-type="float">
            <text:p>3.9302271635846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527.73480886" calcext:value-type="float">
            <text:p>6527.73480886</text:p>
          </table:table-cell>
          <table:table-cell/>
          <table:table-cell office:value-type="float" office:value="3950541.28404" calcext:value-type="float">
            <text:p>3950541.28404</text:p>
          </table:table-cell>
          <table:table-cell/>
          <table:table-cell table:formula="of:=[.A132]/[.D132]*1000000000" office:value-type="float" office:value="14175.2726964878" calcext:value-type="float">
            <text:p>14175.2726964878</text:p>
          </table:table-cell>
          <table:table-cell table:formula="of:=[.A132]/[.B132]*1000" office:value-type="float" office:value="8.57877987383801" calcext:value-type="float">
            <text:p>8.57877987383801</text:p>
          </table:table-cell>
          <table:table-cell/>
          <table:table-cell table:formula="of:=[.F132]-[.B132]" office:value-type="float" office:value="7647.53788762778" calcext:value-type="float">
            <text:p>7647.53788762778</text:p>
          </table:table-cell>
          <table:table-cell table:formula="of:=[.G132]-[.D132]/1000000" office:value-type="float" office:value="4.62823858979801" calcext:value-type="float">
            <text:p>4.62823858979801</text:p>
          </table:table-cell>
          <table:table-cell table:number-columns-repeated="2"/>
          <table:table-cell table:formula="of:=([.A132]/[.B132]-[.D132]/1000000000)*1000" office:value-type="float" office:value="4.62823858979801" calcext:value-type="float">
            <text:p>4.628238589798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467.67142857" calcext:value-type="float">
            <text:p>6467.67142857</text:p>
          </table:table-cell>
          <table:table-cell/>
          <table:table-cell office:value-type="float" office:value="4359863.82619" calcext:value-type="float">
            <text:p>4359863.82619</text:p>
          </table:table-cell>
          <table:table-cell/>
          <table:table-cell table:formula="of:=[.A133]/[.D133]*1000000000" office:value-type="float" office:value="14679.357555974" calcext:value-type="float">
            <text:p>14679.357555974</text:p>
          </table:table-cell>
          <table:table-cell table:formula="of:=[.A133]/[.B133]*1000" office:value-type="float" office:value="9.89536971796206" calcext:value-type="float">
            <text:p>9.89536971796206</text:p>
          </table:table-cell>
          <table:table-cell/>
          <table:table-cell table:formula="of:=[.F133]-[.B133]" office:value-type="float" office:value="8211.68612740402" calcext:value-type="float">
            <text:p>8211.68612740402</text:p>
          </table:table-cell>
          <table:table-cell table:formula="of:=[.G133]-[.D133]/1000000" office:value-type="float" office:value="5.53550589177206" calcext:value-type="float">
            <text:p>5.53550589177206</text:p>
          </table:table-cell>
          <table:table-cell table:number-columns-repeated="2"/>
          <table:table-cell table:formula="of:=([.A133]/[.B133]-[.D133]/1000000000)*1000" office:value-type="float" office:value="5.53550589177206" calcext:value-type="float">
            <text:p>5.5355058917720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lients</text:p>
          </table:table-cell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Avg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2.2" calcext:value-type="float">
            <text:p>1222.2</text:p>
          </table:table-cell>
          <table:table-cell/>
          <table:table-cell office:value-type="float" office:value="877342.466667" calcext:value-type="float">
            <text:p>877342.466667</text:p>
          </table:table-cell>
          <table:table-cell/>
          <table:table-cell table:formula="of:=[.A137]/[.D137]*1000000000" office:value-type="float" office:value="2279.61152683962" calcext:value-type="float">
            <text:p>2279.61152683962</text:p>
          </table:table-cell>
          <table:table-cell table:formula="of:=[.A137]/[.B137]*1000" office:value-type="float" office:value="1.63639338897071" calcext:value-type="float">
            <text:p>1.63639338897071</text:p>
          </table:table-cell>
          <table:table-cell/>
          <table:table-cell table:formula="of:=[.F137]-[.B137]" office:value-type="float" office:value="1057.41152683962" calcext:value-type="float">
            <text:p>1057.41152683962</text:p>
          </table:table-cell>
          <table:table-cell table:formula="of:=[.G137]-[.D137]/1000000" office:value-type="float" office:value="0.759050922303709" calcext:value-type="float">
            <text:p>0.759050922303709</text:p>
          </table:table-cell>
          <table:table-cell table:number-columns-repeated="2"/>
          <table:table-cell table:formula="of:=([.A137]/[.B137]-[.D137]/1000000000)*1000" office:value-type="float" office:value="0.759050922303709" calcext:value-type="float">
            <text:p>0.7590509223037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35.54285714" calcext:value-type="float">
            <text:p>3735.54285714</text:p>
          </table:table-cell>
          <table:table-cell/>
          <table:table-cell office:value-type="float" office:value="1203581.08572" calcext:value-type="float">
            <text:p>1203581.08572</text:p>
          </table:table-cell>
          <table:table-cell/>
          <table:table-cell table:formula="of:=[.A138]/[.D138]*1000000000" office:value-type="float" office:value="6646.83094052968" calcext:value-type="float">
            <text:p>6646.83094052968</text:p>
          </table:table-cell>
          <table:table-cell table:formula="of:=[.A138]/[.B138]*1000" office:value-type="float" office:value="2.14158967142059" calcext:value-type="float">
            <text:p>2.14158967142059</text:p>
          </table:table-cell>
          <table:table-cell/>
          <table:table-cell table:formula="of:=[.F138]-[.B138]" office:value-type="float" office:value="2911.28808338968" calcext:value-type="float">
            <text:p>2911.28808338968</text:p>
          </table:table-cell>
          <table:table-cell table:formula="of:=[.G138]-[.D138]/1000000" office:value-type="float" office:value="0.938008585700594" calcext:value-type="float">
            <text:p>0.938008585700594</text:p>
          </table:table-cell>
          <table:table-cell table:number-columns-repeated="2"/>
          <table:table-cell table:formula="of:=([.A138]/[.B138]-[.D138]/1000000000)*1000" office:value-type="float" office:value="0.938008585700594" calcext:value-type="float">
            <text:p>0.9380085857005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495.0952381" calcext:value-type="float">
            <text:p>5495.0952381</text:p>
          </table:table-cell>
          <table:table-cell/>
          <table:table-cell office:value-type="float" office:value="1583362.15238" calcext:value-type="float">
            <text:p>1583362.15238</text:p>
          </table:table-cell>
          <table:table-cell/>
          <table:table-cell table:formula="of:=[.A139]/[.D139]*1000000000" office:value-type="float" office:value="10105.0792302632" calcext:value-type="float">
            <text:p>10105.0792302632</text:p>
          </table:table-cell>
          <table:table-cell table:formula="of:=[.A139]/[.B139]*1000" office:value-type="float" office:value="2.91168747887474" calcext:value-type="float">
            <text:p>2.91168747887474</text:p>
          </table:table-cell>
          <table:table-cell/>
          <table:table-cell table:formula="of:=[.F139]-[.B139]" office:value-type="float" office:value="4609.98399216322" calcext:value-type="float">
            <text:p>4609.98399216322</text:p>
          </table:table-cell>
          <table:table-cell table:formula="of:=[.G139]-[.D139]/1000000" office:value-type="float" office:value="1.32832532649474" calcext:value-type="float">
            <text:p>1.32832532649474</text:p>
          </table:table-cell>
          <table:table-cell table:number-columns-repeated="2"/>
          <table:table-cell table:formula="of:=([.A139]/[.B139]-[.D139]/1000000000)*1000" office:value-type="float" office:value="1.32832532649474" calcext:value-type="float">
            <text:p>1.328325326494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034.53809524" calcext:value-type="float">
            <text:p>6034.53809524</text:p>
          </table:table-cell>
          <table:table-cell/>
          <table:table-cell office:value-type="float" office:value="2131671.97619" calcext:value-type="float">
            <text:p>2131671.97619</text:p>
          </table:table-cell>
          <table:table-cell/>
          <table:table-cell table:formula="of:=[.A140]/[.D140]*1000000000" office:value-type="float" office:value="11258.7678911536" calcext:value-type="float">
            <text:p>11258.7678911536</text:p>
          </table:table-cell>
          <table:table-cell table:formula="of:=[.A140]/[.B140]*1000" office:value-type="float" office:value="3.97710638680548" calcext:value-type="float">
            <text:p>3.97710638680548</text:p>
          </table:table-cell>
          <table:table-cell/>
          <table:table-cell table:formula="of:=[.F140]-[.B140]" office:value-type="float" office:value="5224.22979591364" calcext:value-type="float">
            <text:p>5224.22979591364</text:p>
          </table:table-cell>
          <table:table-cell table:formula="of:=[.G140]-[.D140]/1000000" office:value-type="float" office:value="1.84543441061548" calcext:value-type="float">
            <text:p>1.84543441061548</text:p>
          </table:table-cell>
          <table:table-cell table:number-columns-repeated="2"/>
          <table:table-cell table:formula="of:=([.A140]/[.B140]-[.D140]/1000000000)*1000" office:value-type="float" office:value="1.84543441061548" calcext:value-type="float">
            <text:p>1.8454344106154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86.10214621" calcext:value-type="float">
            <text:p>6386.10214621</text:p>
          </table:table-cell>
          <table:table-cell/>
          <table:table-cell office:value-type="float" office:value="2566948.63203" calcext:value-type="float">
            <text:p>2566948.63203</text:p>
          </table:table-cell>
          <table:table-cell/>
          <table:table-cell table:formula="of:=[.A141]/[.D141]*1000000000" office:value-type="float" office:value="12466.1629768157" calcext:value-type="float">
            <text:p>12466.1629768157</text:p>
          </table:table-cell>
          <table:table-cell table:formula="of:=[.A141]/[.B141]*1000" office:value-type="float" office:value="5.01088132750762" calcext:value-type="float">
            <text:p>5.01088132750762</text:p>
          </table:table-cell>
          <table:table-cell/>
          <table:table-cell table:formula="of:=[.F141]-[.B141]" office:value-type="float" office:value="6080.06083060566" calcext:value-type="float">
            <text:p>6080.06083060566</text:p>
          </table:table-cell>
          <table:table-cell table:formula="of:=[.G141]-[.D141]/1000000" office:value-type="float" office:value="2.44393269547762" calcext:value-type="float">
            <text:p>2.44393269547762</text:p>
          </table:table-cell>
          <table:table-cell table:number-columns-repeated="2"/>
          <table:table-cell table:formula="of:=([.A141]/[.B141]-[.D141]/1000000000)*1000" office:value-type="float" office:value="2.44393269547762" calcext:value-type="float">
            <text:p>2.443932695477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07.96190476" calcext:value-type="float">
            <text:p>6607.96190476</text:p>
          </table:table-cell>
          <table:table-cell/>
          <table:table-cell office:value-type="float" office:value="2885433.09286" calcext:value-type="float">
            <text:p>2885433.09286</text:p>
          </table:table-cell>
          <table:table-cell/>
          <table:table-cell table:formula="of:=[.A142]/[.D142]*1000000000" office:value-type="float" office:value="13862.7369662391" calcext:value-type="float">
            <text:p>13862.7369662391</text:p>
          </table:table-cell>
          <table:table-cell table:formula="of:=[.A142]/[.B142]*1000" office:value-type="float" office:value="6.05330366253871" calcext:value-type="float">
            <text:p>6.05330366253871</text:p>
          </table:table-cell>
          <table:table-cell/>
          <table:table-cell table:formula="of:=[.F142]-[.B142]" office:value-type="float" office:value="7254.77506147912" calcext:value-type="float">
            <text:p>7254.77506147912</text:p>
          </table:table-cell>
          <table:table-cell table:formula="of:=[.G142]-[.D142]/1000000" office:value-type="float" office:value="3.16787056967871" calcext:value-type="float">
            <text:p>3.16787056967871</text:p>
          </table:table-cell>
          <table:table-cell table:number-columns-repeated="2"/>
          <table:table-cell table:formula="of:=([.A142]/[.B142]-[.D142]/1000000000)*1000" office:value-type="float" office:value="3.16787056967871" calcext:value-type="float">
            <text:p>3.1678705696787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701.90952381" calcext:value-type="float">
            <text:p>6701.90952381</text:p>
          </table:table-cell>
          <table:table-cell/>
          <table:table-cell office:value-type="float" office:value="3252637.76429" calcext:value-type="float">
            <text:p>3252637.76429</text:p>
          </table:table-cell>
          <table:table-cell/>
          <table:table-cell table:formula="of:=[.A143]/[.D143]*1000000000" office:value-type="float" office:value="14757.2534903768" calcext:value-type="float">
            <text:p>14757.2534903768</text:p>
          </table:table-cell>
          <table:table-cell table:formula="of:=[.A143]/[.B143]*1000" office:value-type="float" office:value="7.16213786973243" calcext:value-type="float">
            <text:p>7.16213786973243</text:p>
          </table:table-cell>
          <table:table-cell/>
          <table:table-cell table:formula="of:=[.F143]-[.B143]" office:value-type="float" office:value="8055.3439665668" calcext:value-type="float">
            <text:p>8055.3439665668</text:p>
          </table:table-cell>
          <table:table-cell table:formula="of:=[.G143]-[.D143]/1000000" office:value-type="float" office:value="3.90950010544243" calcext:value-type="float">
            <text:p>3.90950010544243</text:p>
          </table:table-cell>
          <table:table-cell table:number-columns-repeated="2"/>
          <table:table-cell table:formula="of:=([.A143]/[.B143]-[.D143]/1000000000)*1000" office:value-type="float" office:value="3.90950010544243" calcext:value-type="float">
            <text:p>3.9095001054424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843.61904762" calcext:value-type="float">
            <text:p>6843.61904762</text:p>
          </table:table-cell>
          <table:table-cell/>
          <table:table-cell office:value-type="float" office:value="3496847.46429" calcext:value-type="float">
            <text:p>3496847.46429</text:p>
          </table:table-cell>
          <table:table-cell/>
          <table:table-cell table:formula="of:=[.A144]/[.D144]*1000000000" office:value-type="float" office:value="16014.4245843935" calcext:value-type="float">
            <text:p>16014.4245843935</text:p>
          </table:table-cell>
          <table:table-cell table:formula="of:=[.A144]/[.B144]*1000" office:value-type="float" office:value="8.18280497648025" calcext:value-type="float">
            <text:p>8.18280497648025</text:p>
          </table:table-cell>
          <table:table-cell/>
          <table:table-cell table:formula="of:=[.F144]-[.B144]" office:value-type="float" office:value="9170.80553677354" calcext:value-type="float">
            <text:p>9170.80553677354</text:p>
          </table:table-cell>
          <table:table-cell table:formula="of:=[.G144]-[.D144]/1000000" office:value-type="float" office:value="4.68595751219025" calcext:value-type="float">
            <text:p>4.68595751219025</text:p>
          </table:table-cell>
          <table:table-cell table:number-columns-repeated="2"/>
          <table:table-cell table:formula="of:=([.A144]/[.B144]-[.D144]/1000000000)*1000" office:value-type="float" office:value="4.68595751219026" calcext:value-type="float">
            <text:p>4.685957512190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924.04560697" calcext:value-type="float">
            <text:p>6924.04560697</text:p>
          </table:table-cell>
          <table:table-cell/>
          <table:table-cell office:value-type="float" office:value="3758350.41472" calcext:value-type="float">
            <text:p>3758350.41472</text:p>
          </table:table-cell>
          <table:table-cell/>
          <table:table-cell table:formula="of:=[.A145]/[.D145]*1000000000" office:value-type="float" office:value="17028.7474391256" calcext:value-type="float">
            <text:p>17028.7474391256</text:p>
          </table:table-cell>
          <table:table-cell table:formula="of:=[.A145]/[.B145]*1000" office:value-type="float" office:value="9.24315113343206" calcext:value-type="float">
            <text:p>9.24315113343206</text:p>
          </table:table-cell>
          <table:table-cell/>
          <table:table-cell table:formula="of:=[.F145]-[.B145]" office:value-type="float" office:value="10104.7018321556" calcext:value-type="float">
            <text:p>10104.7018321556</text:p>
          </table:table-cell>
          <table:table-cell table:formula="of:=[.G145]-[.D145]/1000000" office:value-type="float" office:value="5.48480071871206" calcext:value-type="float">
            <text:p>5.48480071871206</text:p>
          </table:table-cell>
          <table:table-cell table:number-columns-repeated="2"/>
          <table:table-cell table:formula="of:=([.A145]/[.B145]-[.D145]/1000000000)*1000" office:value-type="float" office:value="5.48480071871206" calcext:value-type="float">
            <text:p>5.4848007187120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lients</text:p>
          </table:table-cell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Avg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6.72857143" calcext:value-type="float">
            <text:p>1186.72857143</text:p>
          </table:table-cell>
          <table:table-cell/>
          <table:table-cell office:value-type="float" office:value="923200.259524" calcext:value-type="float">
            <text:p>923200.259524</text:p>
          </table:table-cell>
          <table:table-cell/>
          <table:table-cell table:formula="of:=[.A149]/[.D149]*1000000000" office:value-type="float" office:value="2166.37720729324" calcext:value-type="float">
            <text:p>2166.37720729324</text:p>
          </table:table-cell>
          <table:table-cell table:formula="of:=[.A149]/[.B149]*1000" office:value-type="float" office:value="1.68530534121211" calcext:value-type="float">
            <text:p>1.68530534121211</text:p>
          </table:table-cell>
          <table:table-cell/>
          <table:table-cell table:formula="of:=[.F149]-[.B149]" office:value-type="float" office:value="979.648635863242" calcext:value-type="float">
            <text:p>979.648635863242</text:p>
          </table:table-cell>
          <table:table-cell table:formula="of:=[.G149]-[.D149]/1000000" office:value-type="float" office:value="0.762105081688113" calcext:value-type="float">
            <text:p>0.762105081688113</text:p>
          </table:table-cell>
          <table:table-cell table:number-columns-repeated="2"/>
          <table:table-cell table:formula="of:=([.A149]/[.B149]-[.D149]/1000000000)*1000" office:value-type="float" office:value="0.762105081688113" calcext:value-type="float">
            <text:p>0.7621050816881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27.43333333" calcext:value-type="float">
            <text:p>3827.43333333</text:p>
          </table:table-cell>
          <table:table-cell/>
          <table:table-cell office:value-type="float" office:value="1162256.78095" calcext:value-type="float">
            <text:p>1162256.78095</text:p>
          </table:table-cell>
          <table:table-cell/>
          <table:table-cell table:formula="of:=[.A150]/[.D150]*1000000000" office:value-type="float" office:value="6883.16052969035" calcext:value-type="float">
            <text:p>6883.16052969035</text:p>
          </table:table-cell>
          <table:table-cell table:formula="of:=[.A150]/[.B150]*1000" office:value-type="float" office:value="2.09017357149882" calcext:value-type="float">
            <text:p>2.09017357149882</text:p>
          </table:table-cell>
          <table:table-cell/>
          <table:table-cell table:formula="of:=[.F150]-[.B150]" office:value-type="float" office:value="3055.72719636035" calcext:value-type="float">
            <text:p>3055.72719636035</text:p>
          </table:table-cell>
          <table:table-cell table:formula="of:=[.G150]-[.D150]/1000000" office:value-type="float" office:value="0.92791679054882" calcext:value-type="float">
            <text:p>0.92791679054882</text:p>
          </table:table-cell>
          <table:table-cell table:number-columns-repeated="2"/>
          <table:table-cell table:formula="of:=([.A150]/[.B150]-[.D150]/1000000000)*1000" office:value-type="float" office:value="0.92791679054882" calcext:value-type="float">
            <text:p>0.9279167905488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88.44352784" calcext:value-type="float">
            <text:p>5388.44352784</text:p>
          </table:table-cell>
          <table:table-cell/>
          <table:table-cell office:value-type="float" office:value="1631665.88249" calcext:value-type="float">
            <text:p>1631665.88249</text:p>
          </table:table-cell>
          <table:table-cell/>
          <table:table-cell table:formula="of:=[.A151]/[.D151]*1000000000" office:value-type="float" office:value="9805.9291253815" calcext:value-type="float">
            <text:p>9805.9291253815</text:p>
          </table:table-cell>
          <table:table-cell table:formula="of:=[.A151]/[.B151]*1000" office:value-type="float" office:value="2.96931756217435" calcext:value-type="float">
            <text:p>2.96931756217435</text:p>
          </table:table-cell>
          <table:table-cell/>
          <table:table-cell table:formula="of:=[.F151]-[.B151]" office:value-type="float" office:value="4417.4855975415" calcext:value-type="float">
            <text:p>4417.4855975415</text:p>
          </table:table-cell>
          <table:table-cell table:formula="of:=[.G151]-[.D151]/1000000" office:value-type="float" office:value="1.33765167968435" calcext:value-type="float">
            <text:p>1.33765167968435</text:p>
          </table:table-cell>
          <table:table-cell table:number-columns-repeated="2"/>
          <table:table-cell table:formula="of:=([.A151]/[.B151]-[.D151]/1000000000)*1000" office:value-type="float" office:value="1.33765167968435" calcext:value-type="float">
            <text:p>1.337651679684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963.12380952" calcext:value-type="float">
            <text:p>5963.12380952</text:p>
          </table:table-cell>
          <table:table-cell/>
          <table:table-cell office:value-type="float" office:value="2151116.14286" calcext:value-type="float">
            <text:p>2151116.14286</text:p>
          </table:table-cell>
          <table:table-cell/>
          <table:table-cell table:formula="of:=[.A152]/[.D152]*1000000000" office:value-type="float" office:value="11156.9986956125" calcext:value-type="float">
            <text:p>11156.9986956125</text:p>
          </table:table-cell>
          <table:table-cell table:formula="of:=[.A152]/[.B152]*1000" office:value-type="float" office:value="4.02473615618789" calcext:value-type="float">
            <text:p>4.02473615618789</text:p>
          </table:table-cell>
          <table:table-cell/>
          <table:table-cell table:formula="of:=[.F152]-[.B152]" office:value-type="float" office:value="5193.87488609249" calcext:value-type="float">
            <text:p>5193.87488609249</text:p>
          </table:table-cell>
          <table:table-cell table:formula="of:=[.G152]-[.D152]/1000000" office:value-type="float" office:value="1.87362001332789" calcext:value-type="float">
            <text:p>1.87362001332789</text:p>
          </table:table-cell>
          <table:table-cell table:number-columns-repeated="2"/>
          <table:table-cell table:formula="of:=([.A152]/[.B152]-[.D152]/1000000000)*1000" office:value-type="float" office:value="1.87362001332789" calcext:value-type="float">
            <text:p>1.873620013327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386.32380952" calcext:value-type="float">
            <text:p>6386.32380952</text:p>
          </table:table-cell>
          <table:table-cell/>
          <table:table-cell office:value-type="float" office:value="2537687.89286" calcext:value-type="float">
            <text:p>2537687.89286</text:p>
          </table:table-cell>
          <table:table-cell/>
          <table:table-cell table:formula="of:=[.A153]/[.D153]*1000000000" office:value-type="float" office:value="12609.9037198525" calcext:value-type="float">
            <text:p>12609.9037198525</text:p>
          </table:table-cell>
          <table:table-cell table:formula="of:=[.A153]/[.B153]*1000" office:value-type="float" office:value="5.0107074045162" calcext:value-type="float">
            <text:p>5.0107074045162</text:p>
          </table:table-cell>
          <table:table-cell/>
          <table:table-cell table:formula="of:=[.F153]-[.B153]" office:value-type="float" office:value="6223.57991033251" calcext:value-type="float">
            <text:p>6223.57991033251</text:p>
          </table:table-cell>
          <table:table-cell table:formula="of:=[.G153]-[.D153]/1000000" office:value-type="float" office:value="2.4730195116562" calcext:value-type="float">
            <text:p>2.4730195116562</text:p>
          </table:table-cell>
          <table:table-cell table:number-columns-repeated="2"/>
          <table:table-cell table:formula="of:=([.A153]/[.B153]-[.D153]/1000000000)*1000" office:value-type="float" office:value="2.4730195116562" calcext:value-type="float">
            <text:p>2.47301951165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37.24285714" calcext:value-type="float">
            <text:p>6637.24285714</text:p>
          </table:table-cell>
          <table:table-cell/>
          <table:table-cell office:value-type="float" office:value="3242823.40238" calcext:value-type="float">
            <text:p>3242823.40238</text:p>
          </table:table-cell>
          <table:table-cell/>
          <table:table-cell table:formula="of:=[.A154]/[.D154]*1000000000" office:value-type="float" office:value="12334.9301015414" calcext:value-type="float">
            <text:p>12334.9301015414</text:p>
          </table:table-cell>
          <table:table-cell table:formula="of:=[.A154]/[.B154]*1000" office:value-type="float" office:value="6.02659882438535" calcext:value-type="float">
            <text:p>6.02659882438535</text:p>
          </table:table-cell>
          <table:table-cell/>
          <table:table-cell table:formula="of:=[.F154]-[.B154]" office:value-type="float" office:value="5697.68724440141" calcext:value-type="float">
            <text:p>5697.68724440141</text:p>
          </table:table-cell>
          <table:table-cell table:formula="of:=[.G154]-[.D154]/1000000" office:value-type="float" office:value="2.78377542200535" calcext:value-type="float">
            <text:p>2.78377542200535</text:p>
          </table:table-cell>
          <table:table-cell table:number-columns-repeated="2"/>
          <table:table-cell table:formula="of:=([.A154]/[.B154]-[.D154]/1000000000)*1000" office:value-type="float" office:value="2.78377542200535" calcext:value-type="float">
            <text:p>2.783775422005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976.38095238" calcext:value-type="float">
            <text:p>6976.38095238</text:p>
          </table:table-cell>
          <table:table-cell/>
          <table:table-cell office:value-type="float" office:value="3095487.41429" calcext:value-type="float">
            <text:p>3095487.41429</text:p>
          </table:table-cell>
          <table:table-cell/>
          <table:table-cell table:formula="of:=[.A155]/[.D155]*1000000000" office:value-type="float" office:value="15506.443275593" calcext:value-type="float">
            <text:p>15506.443275593</text:p>
          </table:table-cell>
          <table:table-cell table:formula="of:=[.A155]/[.B155]*1000" office:value-type="float" office:value="6.88035821547629" calcext:value-type="float">
            <text:p>6.88035821547629</text:p>
          </table:table-cell>
          <table:table-cell/>
          <table:table-cell table:formula="of:=[.F155]-[.B155]" office:value-type="float" office:value="8530.06232321302" calcext:value-type="float">
            <text:p>8530.06232321302</text:p>
          </table:table-cell>
          <table:table-cell table:formula="of:=[.G155]-[.D155]/1000000" office:value-type="float" office:value="3.78487080118628" calcext:value-type="float">
            <text:p>3.78487080118628</text:p>
          </table:table-cell>
          <table:table-cell table:number-columns-repeated="2"/>
          <table:table-cell table:formula="of:=([.A155]/[.B155]-[.D155]/1000000000)*1000" office:value-type="float" office:value="3.78487080118628" calcext:value-type="float">
            <text:p>3.7848708011862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877.35238095" calcext:value-type="float">
            <text:p>6877.35238095</text:p>
          </table:table-cell>
          <table:table-cell/>
          <table:table-cell office:value-type="float" office:value="3413821.94048" calcext:value-type="float">
            <text:p>3413821.94048</text:p>
          </table:table-cell>
          <table:table-cell/>
          <table:table-cell table:formula="of:=[.A156]/[.D156]*1000000000" office:value-type="float" office:value="16403.9018368152" calcext:value-type="float">
            <text:p>16403.9018368152</text:p>
          </table:table-cell>
          <table:table-cell table:formula="of:=[.A156]/[.B156]*1000" office:value-type="float" office:value="8.14266841337341" calcext:value-type="float">
            <text:p>8.14266841337341</text:p>
          </table:table-cell>
          <table:table-cell/>
          <table:table-cell table:formula="of:=[.F156]-[.B156]" office:value-type="float" office:value="9526.54945586523" calcext:value-type="float">
            <text:p>9526.54945586523</text:p>
          </table:table-cell>
          <table:table-cell table:formula="of:=[.G156]-[.D156]/1000000" office:value-type="float" office:value="4.72884647289341" calcext:value-type="float">
            <text:p>4.72884647289341</text:p>
          </table:table-cell>
          <table:table-cell table:number-columns-repeated="2"/>
          <table:table-cell table:formula="of:=([.A156]/[.B156]-[.D156]/1000000000)*1000" office:value-type="float" office:value="4.72884647289341" calcext:value-type="float">
            <text:p>4.728846472893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007.04285714" calcext:value-type="float">
            <text:p>7007.04285714</text:p>
          </table:table-cell>
          <table:table-cell/>
          <table:table-cell office:value-type="float" office:value="3682648.5381" calcext:value-type="float">
            <text:p>3682648.5381</text:p>
          </table:table-cell>
          <table:table-cell/>
          <table:table-cell table:formula="of:=[.A157]/[.D157]*1000000000" office:value-type="float" office:value="17378.7966290749" calcext:value-type="float">
            <text:p>17378.7966290749</text:p>
          </table:table-cell>
          <table:table-cell table:formula="of:=[.A157]/[.B157]*1000" office:value-type="float" office:value="9.13366755489238" calcext:value-type="float">
            <text:p>9.13366755489238</text:p>
          </table:table-cell>
          <table:table-cell/>
          <table:table-cell table:formula="of:=[.F157]-[.B157]" office:value-type="float" office:value="10371.7537719349" calcext:value-type="float">
            <text:p>10371.7537719349</text:p>
          </table:table-cell>
          <table:table-cell table:formula="of:=[.G157]-[.D157]/1000000" office:value-type="float" office:value="5.45101901679238" calcext:value-type="float">
            <text:p>5.45101901679238</text:p>
          </table:table-cell>
          <table:table-cell table:number-columns-repeated="2"/>
          <table:table-cell table:formula="of:=([.A157]/[.B157]-[.D157]/1000000000)*1000" office:value-type="float" office:value="5.45101901679238" calcext:value-type="float">
            <text:p>5.45101901679238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SE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lients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th</text:p>
          </table:table-cell>
          <table:table-cell office:value-type="string" calcext:value-type="string">
            <text:p>rt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8.10952381" calcext:value-type="float">
            <text:p>1258.10952381</text:p>
          </table:table-cell>
          <table:table-cell office:value-type="float" office:value="10.802969483" calcext:value-type="float">
            <text:p>10.802969483</text:p>
          </table:table-cell>
          <table:table-cell office:value-type="float" office:value="861671.245239" calcext:value-type="float">
            <text:p>861671.245239</text:p>
          </table:table-cell>
          <table:table-cell/>
          <table:table-cell table:formula="of:=[.A164]/[.D164]*1000000000" office:value-type="float" office:value="2321.07083885022" calcext:value-type="float">
            <text:p>2321.07083885022</text:p>
          </table:table-cell>
          <table:table-cell table:formula="of:=[.A164]/[.B164]*1000" office:value-type="float" office:value="1.58968671816687" calcext:value-type="float">
            <text:p>1.58968671816687</text:p>
          </table:table-cell>
          <table:table-cell/>
          <table:table-cell table:formula="of:=[.F164]-[.B164]" office:value-type="float" office:value="1062.96131504022" calcext:value-type="float">
            <text:p>1062.96131504022</text:p>
          </table:table-cell>
          <table:table-cell table:formula="of:=[.G164]-[.D164]/1000000" office:value-type="float" office:value="0.728015472927868" calcext:value-type="float">
            <text:p>0.728015472927868</text:p>
          </table:table-cell>
          <table:table-cell table:number-columns-repeated="2"/>
          <table:table-cell table:formula="of:=([.A164]/[.B164]-[.D164]/1000000000)*1000" office:value-type="float" office:value="0.728015472927868" calcext:value-type="float">
            <text:p>0.7280154729278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24.83333333" calcext:value-type="float">
            <text:p>3724.83333333</text:p>
          </table:table-cell>
          <table:table-cell office:value-type="float" office:value="47.9250910654" calcext:value-type="float">
            <text:p>47.9250910654</text:p>
          </table:table-cell>
          <table:table-cell office:value-type="float" office:value="1101089.51429" calcext:value-type="float">
            <text:p>1101089.51429</text:p>
          </table:table-cell>
          <table:table-cell/>
          <table:table-cell table:formula="of:=[.A165]/[.D165]*1000000000" office:value-type="float" office:value="7265.53100013719" calcext:value-type="float">
            <text:p>7265.53100013719</text:p>
          </table:table-cell>
          <table:table-cell table:formula="of:=[.A165]/[.B165]*1000" office:value-type="float" office:value="2.14774710278057" calcext:value-type="float">
            <text:p>2.14774710278057</text:p>
          </table:table-cell>
          <table:table-cell/>
          <table:table-cell table:formula="of:=[.F165]-[.B165]" office:value-type="float" office:value="3540.69766680719" calcext:value-type="float">
            <text:p>3540.69766680719</text:p>
          </table:table-cell>
          <table:table-cell table:formula="of:=[.G165]-[.D165]/1000000" office:value-type="float" office:value="1.04665758849057" calcext:value-type="float">
            <text:p>1.04665758849057</text:p>
          </table:table-cell>
          <table:table-cell table:number-columns-repeated="2"/>
          <table:table-cell table:formula="of:=([.A165]/[.B165]-[.D165]/1000000000)*1000" office:value-type="float" office:value="1.04665758849057" calcext:value-type="float">
            <text:p>1.046657588490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11.37142857" calcext:value-type="float">
            <text:p>5211.37142857</text:p>
          </table:table-cell>
          <table:table-cell office:value-type="float" office:value="103.743292876" calcext:value-type="float">
            <text:p>103.743292876</text:p>
          </table:table-cell>
          <table:table-cell office:value-type="float" office:value="1515172.91667" calcext:value-type="float">
            <text:p>1515172.91667</text:p>
          </table:table-cell>
          <table:table-cell/>
          <table:table-cell table:formula="of:=[.A166]/[.D166]*1000000000" office:value-type="float" office:value="10559.8508420836" calcext:value-type="float">
            <text:p>10559.8508420836</text:p>
          </table:table-cell>
          <table:table-cell table:formula="of:=[.A166]/[.B166]*1000" office:value-type="float" office:value="3.07020910317083" calcext:value-type="float">
            <text:p>3.07020910317083</text:p>
          </table:table-cell>
          <table:table-cell/>
          <table:table-cell table:formula="of:=[.F166]-[.B166]" office:value-type="float" office:value="5348.47941351362" calcext:value-type="float">
            <text:p>5348.47941351362</text:p>
          </table:table-cell>
          <table:table-cell table:formula="of:=[.G166]-[.D166]/1000000" office:value-type="float" office:value="1.55503618650083" calcext:value-type="float">
            <text:p>1.55503618650083</text:p>
          </table:table-cell>
          <table:table-cell table:number-columns-repeated="2"/>
          <table:table-cell table:formula="of:=([.A166]/[.B166]-[.D166]/1000000000)*1000" office:value-type="float" office:value="1.55503618650083" calcext:value-type="float">
            <text:p>1.555036186500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833.54761905" calcext:value-type="float">
            <text:p>5833.54761905</text:p>
          </table:table-cell>
          <table:table-cell office:value-type="float" office:value="41.1316560465" calcext:value-type="float">
            <text:p>41.1316560465</text:p>
          </table:table-cell>
          <table:table-cell office:value-type="float" office:value="1962290.01429" calcext:value-type="float">
            <text:p>1962290.01429</text:p>
          </table:table-cell>
          <table:table-cell/>
          <table:table-cell table:formula="of:=[.A167]/[.D167]*1000000000" office:value-type="float" office:value="12230.6080269606" calcext:value-type="float">
            <text:p>12230.6080269606</text:p>
          </table:table-cell>
          <table:table-cell table:formula="of:=[.A167]/[.B167]*1000" office:value-type="float" office:value="4.11413458280957" calcext:value-type="float">
            <text:p>4.11413458280957</text:p>
          </table:table-cell>
          <table:table-cell/>
          <table:table-cell table:formula="of:=[.F167]-[.B167]" office:value-type="float" office:value="6397.06040791065" calcext:value-type="float">
            <text:p>6397.06040791065</text:p>
          </table:table-cell>
          <table:table-cell table:formula="of:=[.G167]-[.D167]/1000000" office:value-type="float" office:value="2.15184456851956" calcext:value-type="float">
            <text:p>2.15184456851956</text:p>
          </table:table-cell>
          <table:table-cell table:number-columns-repeated="2"/>
          <table:table-cell table:formula="of:=([.A167]/[.B167]-[.D167]/1000000000)*1000" office:value-type="float" office:value="2.15184456851956" calcext:value-type="float">
            <text:p>2.151844568519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124.08571429" calcext:value-type="float">
            <text:p>6124.08571429</text:p>
          </table:table-cell>
          <table:table-cell office:value-type="float" office:value="58.8019175732" calcext:value-type="float">
            <text:p>58.8019175732</text:p>
          </table:table-cell>
          <table:table-cell office:value-type="float" office:value="2508002.45714" calcext:value-type="float">
            <text:p>2508002.45714</text:p>
          </table:table-cell>
          <table:table-cell/>
          <table:table-cell table:formula="of:=[.A168]/[.D168]*1000000000" office:value-type="float" office:value="12759.1581534937" calcext:value-type="float">
            <text:p>12759.1581534937</text:p>
          </table:table-cell>
          <table:table-cell table:formula="of:=[.A168]/[.B168]*1000" office:value-type="float" office:value="5.22526977787572" calcext:value-type="float">
            <text:p>5.22526977787572</text:p>
          </table:table-cell>
          <table:table-cell/>
          <table:table-cell table:formula="of:=[.F168]-[.B168]" office:value-type="float" office:value="6635.07243920367" calcext:value-type="float">
            <text:p>6635.07243920367</text:p>
          </table:table-cell>
          <table:table-cell table:formula="of:=[.G168]-[.D168]/1000000" office:value-type="float" office:value="2.71726732073572" calcext:value-type="float">
            <text:p>2.71726732073572</text:p>
          </table:table-cell>
          <table:table-cell table:number-columns-repeated="2"/>
          <table:table-cell table:formula="of:=([.A168]/[.B168]-[.D168]/1000000000)*1000" office:value-type="float" office:value="2.71726732073572" calcext:value-type="float">
            <text:p>2.717267320735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441.51428571" calcext:value-type="float">
            <text:p>6441.51428571</text:p>
          </table:table-cell>
          <table:table-cell office:value-type="float" office:value="223.297083614" calcext:value-type="float">
            <text:p>223.297083614</text:p>
          </table:table-cell>
          <table:table-cell office:value-type="float" office:value="3079144.79047" calcext:value-type="float">
            <text:p>3079144.79047</text:p>
          </table:table-cell>
          <table:table-cell/>
          <table:table-cell table:formula="of:=[.A169]/[.D169]*1000000000" office:value-type="float" office:value="12990.6200331341" calcext:value-type="float">
            <text:p>12990.6200331341</text:p>
          </table:table-cell>
          <table:table-cell table:formula="of:=[.A169]/[.B169]*1000" office:value-type="float" office:value="6.20971998598791" calcext:value-type="float">
            <text:p>6.20971998598791</text:p>
          </table:table-cell>
          <table:table-cell/>
          <table:table-cell table:formula="of:=[.F169]-[.B169]" office:value-type="float" office:value="6549.10574742407" calcext:value-type="float">
            <text:p>6549.10574742407</text:p>
          </table:table-cell>
          <table:table-cell table:formula="of:=[.G169]-[.D169]/1000000" office:value-type="float" office:value="3.13057519551791" calcext:value-type="float">
            <text:p>3.13057519551791</text:p>
          </table:table-cell>
          <table:table-cell table:number-columns-repeated="2"/>
          <table:table-cell table:formula="of:=([.A169]/[.B169]-[.D169]/1000000000)*1000" office:value-type="float" office:value="3.13057519551791" calcext:value-type="float">
            <text:p>3.130575195517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610.69047619" calcext:value-type="float">
            <text:p>6610.69047619</text:p>
          </table:table-cell>
          <table:table-cell office:value-type="float" office:value="166.198087693" calcext:value-type="float">
            <text:p>166.198087693</text:p>
          </table:table-cell>
          <table:table-cell office:value-type="float" office:value="3680465.67857" calcext:value-type="float">
            <text:p>3680465.67857</text:p>
          </table:table-cell>
          <table:table-cell/>
          <table:table-cell table:formula="of:=[.A170]/[.D170]*1000000000" office:value-type="float" office:value="13041.8279076711" calcext:value-type="float">
            <text:p>13041.8279076711</text:p>
          </table:table-cell>
          <table:table-cell table:formula="of:=[.A170]/[.B170]*1000" office:value-type="float" office:value="7.26096618392339" calcext:value-type="float">
            <text:p>7.26096618392339</text:p>
          </table:table-cell>
          <table:table-cell/>
          <table:table-cell table:formula="of:=[.F170]-[.B170]" office:value-type="float" office:value="6431.13743148113" calcext:value-type="float">
            <text:p>6431.13743148113</text:p>
          </table:table-cell>
          <table:table-cell table:formula="of:=[.G170]-[.D170]/1000000" office:value-type="float" office:value="3.58050050535339" calcext:value-type="float">
            <text:p>3.58050050535339</text:p>
          </table:table-cell>
          <table:table-cell table:number-columns-repeated="2"/>
          <table:table-cell table:formula="of:=([.A170]/[.B170]-[.D170]/1000000000)*1000" office:value-type="float" office:value="3.58050050535339" calcext:value-type="float">
            <text:p>3.5805005053533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684.13869885" calcext:value-type="float">
            <text:p>6684.13869885</text:p>
          </table:table-cell>
          <table:table-cell office:value-type="float" office:value="36.3197279348" calcext:value-type="float">
            <text:p>36.3197279348</text:p>
          </table:table-cell>
          <table:table-cell office:value-type="float" office:value="4101740.3722" calcext:value-type="float">
            <text:p>4101740.3722</text:p>
          </table:table-cell>
          <table:table-cell/>
          <table:table-cell table:formula="of:=[.A171]/[.D171]*1000000000" office:value-type="float" office:value="13652.7412557719" calcext:value-type="float">
            <text:p>13652.7412557719</text:p>
          </table:table-cell>
          <table:table-cell table:formula="of:=[.A171]/[.B171]*1000" office:value-type="float" office:value="8.37804278502401" calcext:value-type="float">
            <text:p>8.37804278502401</text:p>
          </table:table-cell>
          <table:table-cell/>
          <table:table-cell table:formula="of:=[.F171]-[.B171]" office:value-type="float" office:value="6968.60255692187" calcext:value-type="float">
            <text:p>6968.60255692187</text:p>
          </table:table-cell>
          <table:table-cell table:formula="of:=[.G171]-[.D171]/1000000" office:value-type="float" office:value="4.27630241282401" calcext:value-type="float">
            <text:p>4.27630241282401</text:p>
          </table:table-cell>
          <table:table-cell table:number-columns-repeated="2"/>
          <table:table-cell table:formula="of:=([.A171]/[.B171]-[.D171]/1000000000)*1000" office:value-type="float" office:value="4.27630241282401" calcext:value-type="float">
            <text:p>4.276302412824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752.28095238" calcext:value-type="float">
            <text:p>6752.28095238</text:p>
          </table:table-cell>
          <table:table-cell office:value-type="float" office:value="88.1580148311" calcext:value-type="float">
            <text:p>88.1580148311</text:p>
          </table:table-cell>
          <table:table-cell office:value-type="float" office:value="5251081.21905" calcext:value-type="float">
            <text:p>5251081.21905</text:p>
          </table:table-cell>
          <table:table-cell/>
          <table:table-cell table:formula="of:=[.A172]/[.D172]*1000000000" office:value-type="float" office:value="12187.9661216854" calcext:value-type="float">
            <text:p>12187.9661216854</text:p>
          </table:table-cell>
          <table:table-cell table:formula="of:=[.A172]/[.B172]*1000" office:value-type="float" office:value="9.4782785922795" calcext:value-type="float">
            <text:p>9.4782785922795</text:p>
          </table:table-cell>
          <table:table-cell/>
          <table:table-cell table:formula="of:=[.F172]-[.B172]" office:value-type="float" office:value="5435.68516930542" calcext:value-type="float">
            <text:p>5435.68516930542</text:p>
          </table:table-cell>
          <table:table-cell table:formula="of:=[.G172]-[.D172]/1000000" office:value-type="float" office:value="4.2271973732295" calcext:value-type="float">
            <text:p>4.2271973732295</text:p>
          </table:table-cell>
          <table:table-cell table:number-columns-repeated="2"/>
          <table:table-cell table:formula="of:=([.A172]/[.B172]-[.D172]/1000000000)*1000" office:value-type="float" office:value="4.2271973732295" calcext:value-type="float">
            <text:p>4.2271973732295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lients</text:p>
          </table:table-cell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Avg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7.49047619" calcext:value-type="float">
            <text:p>1227.49047619</text:p>
          </table:table-cell>
          <table:table-cell/>
          <table:table-cell office:value-type="float" office:value="961697.490477" calcext:value-type="float">
            <text:p>961697.490477</text:p>
          </table:table-cell>
          <table:table-cell/>
          <table:table-cell table:formula="of:=[.A176]/[.D176]*1000000000" office:value-type="float" office:value="2079.65604548682" calcext:value-type="float">
            <text:p>2079.65604548682</text:p>
          </table:table-cell>
          <table:table-cell table:formula="of:=[.A176]/[.B176]*1000" office:value-type="float" office:value="1.62934054381244" calcext:value-type="float">
            <text:p>1.62934054381244</text:p>
          </table:table-cell>
          <table:table-cell/>
          <table:table-cell table:formula="of:=[.F176]-[.B176]" office:value-type="float" office:value="852.165569296824" calcext:value-type="float">
            <text:p>852.165569296824</text:p>
          </table:table-cell>
          <table:table-cell table:formula="of:=[.G176]-[.D176]/1000000" office:value-type="float" office:value="0.667643053335435" calcext:value-type="float">
            <text:p>0.667643053335435</text:p>
          </table:table-cell>
          <table:table-cell table:number-columns-repeated="2"/>
          <table:table-cell table:formula="of:=([.A176]/[.B176]-[.D176]/1000000000)*1000" office:value-type="float" office:value="0.667643053335436" calcext:value-type="float">
            <text:p>0.6676430533354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85.74285715" calcext:value-type="float">
            <text:p>3685.74285715</text:p>
          </table:table-cell>
          <table:table-cell/>
          <table:table-cell office:value-type="float" office:value="1140315.87619" calcext:value-type="float">
            <text:p>1140315.87619</text:p>
          </table:table-cell>
          <table:table-cell/>
          <table:table-cell table:formula="of:=[.A177]/[.D177]*1000000000" office:value-type="float" office:value="7015.59994650731" calcext:value-type="float">
            <text:p>7015.59994650731</text:p>
          </table:table-cell>
          <table:table-cell table:formula="of:=[.A177]/[.B177]*1000" office:value-type="float" office:value="2.17052580987324" calcext:value-type="float">
            <text:p>2.17052580987324</text:p>
          </table:table-cell>
          <table:table-cell/>
          <table:table-cell table:formula="of:=[.F177]-[.B177]" office:value-type="float" office:value="3329.85708935731" calcext:value-type="float">
            <text:p>3329.85708935731</text:p>
          </table:table-cell>
          <table:table-cell table:formula="of:=[.G177]-[.D177]/1000000" office:value-type="float" office:value="1.03020993368324" calcext:value-type="float">
            <text:p>1.03020993368324</text:p>
          </table:table-cell>
          <table:table-cell table:number-columns-repeated="2"/>
          <table:table-cell table:formula="of:=([.A177]/[.B177]-[.D177]/1000000000)*1000" office:value-type="float" office:value="1.03020993368324" calcext:value-type="float">
            <text:p>1.030209933683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02.16190476" calcext:value-type="float">
            <text:p>5202.16190476</text:p>
          </table:table-cell>
          <table:table-cell/>
          <table:table-cell office:value-type="float" office:value="1542450.02857" calcext:value-type="float">
            <text:p>1542450.02857</text:p>
          </table:table-cell>
          <table:table-cell/>
          <table:table-cell table:formula="of:=[.A178]/[.D178]*1000000000" office:value-type="float" office:value="10373.1075261048" calcext:value-type="float">
            <text:p>10373.1075261048</text:p>
          </table:table-cell>
          <table:table-cell table:formula="of:=[.A178]/[.B178]*1000" office:value-type="float" office:value="3.07564437495879" calcext:value-type="float">
            <text:p>3.07564437495879</text:p>
          </table:table-cell>
          <table:table-cell/>
          <table:table-cell table:formula="of:=[.F178]-[.B178]" office:value-type="float" office:value="5170.94562134478" calcext:value-type="float">
            <text:p>5170.94562134478</text:p>
          </table:table-cell>
          <table:table-cell table:formula="of:=[.G178]-[.D178]/1000000" office:value-type="float" office:value="1.53319434638879" calcext:value-type="float">
            <text:p>1.53319434638879</text:p>
          </table:table-cell>
          <table:table-cell table:number-columns-repeated="2"/>
          <table:table-cell table:formula="of:=([.A178]/[.B178]-[.D178]/1000000000)*1000" office:value-type="float" office:value="1.53319434638879" calcext:value-type="float">
            <text:p>1.533194346388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970.59047619" calcext:value-type="float">
            <text:p>5970.59047619</text:p>
          </table:table-cell>
          <table:table-cell/>
          <table:table-cell office:value-type="float" office:value="1883509.5881" calcext:value-type="float">
            <text:p>1883509.5881</text:p>
          </table:table-cell>
          <table:table-cell/>
          <table:table-cell table:formula="of:=[.A179]/[.D179]*1000000000" office:value-type="float" office:value="12742.1703354375" calcext:value-type="float">
            <text:p>12742.1703354375</text:p>
          </table:table-cell>
          <table:table-cell table:formula="of:=[.A179]/[.B179]*1000" office:value-type="float" office:value="4.01970292481273" calcext:value-type="float">
            <text:p>4.01970292481273</text:p>
          </table:table-cell>
          <table:table-cell/>
          <table:table-cell table:formula="of:=[.F179]-[.B179]" office:value-type="float" office:value="6771.57985924754" calcext:value-type="float">
            <text:p>6771.57985924754</text:p>
          </table:table-cell>
          <table:table-cell table:formula="of:=[.G179]-[.D179]/1000000" office:value-type="float" office:value="2.13619333671273" calcext:value-type="float">
            <text:p>2.13619333671273</text:p>
          </table:table-cell>
          <table:table-cell table:number-columns-repeated="2"/>
          <table:table-cell table:formula="of:=([.A179]/[.B179]-[.D179]/1000000000)*1000" office:value-type="float" office:value="2.13619333671273" calcext:value-type="float">
            <text:p>2.136193336712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232.49047619" calcext:value-type="float">
            <text:p>6232.49047619</text:p>
          </table:table-cell>
          <table:table-cell/>
          <table:table-cell office:value-type="float" office:value="2293166.47619" calcext:value-type="float">
            <text:p>2293166.47619</text:p>
          </table:table-cell>
          <table:table-cell/>
          <table:table-cell table:formula="of:=[.A180]/[.D180]*1000000000" office:value-type="float" office:value="13954.5036665487" calcext:value-type="float">
            <text:p>13954.5036665487</text:p>
          </table:table-cell>
          <table:table-cell table:formula="of:=[.A180]/[.B180]*1000" office:value-type="float" office:value="5.13438409930183" calcext:value-type="float">
            <text:p>5.13438409930183</text:p>
          </table:table-cell>
          <table:table-cell/>
          <table:table-cell table:formula="of:=[.F180]-[.B180]" office:value-type="float" office:value="7722.01319035874" calcext:value-type="float">
            <text:p>7722.01319035874</text:p>
          </table:table-cell>
          <table:table-cell table:formula="of:=[.G180]-[.D180]/1000000" office:value-type="float" office:value="2.84121762311183" calcext:value-type="float">
            <text:p>2.84121762311183</text:p>
          </table:table-cell>
          <table:table-cell table:number-columns-repeated="2"/>
          <table:table-cell table:formula="of:=([.A180]/[.B180]-[.D180]/1000000000)*1000" office:value-type="float" office:value="2.84121762311183" calcext:value-type="float">
            <text:p>2.841217623111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55.97619048" calcext:value-type="float">
            <text:p>6555.97619048</text:p>
          </table:table-cell>
          <table:table-cell/>
          <table:table-cell office:value-type="float" office:value="2614330.63333" calcext:value-type="float">
            <text:p>2614330.63333</text:p>
          </table:table-cell>
          <table:table-cell/>
          <table:table-cell table:formula="of:=[.A181]/[.D181]*1000000000" office:value-type="float" office:value="15300.2835563496" calcext:value-type="float">
            <text:p>15300.2835563496</text:p>
          </table:table-cell>
          <table:table-cell table:formula="of:=[.A181]/[.B181]*1000" office:value-type="float" office:value="6.10130342725839" calcext:value-type="float">
            <text:p>6.10130342725839</text:p>
          </table:table-cell>
          <table:table-cell/>
          <table:table-cell table:formula="of:=[.F181]-[.B181]" office:value-type="float" office:value="8744.30736586959" calcext:value-type="float">
            <text:p>8744.30736586959</text:p>
          </table:table-cell>
          <table:table-cell table:formula="of:=[.G181]-[.D181]/1000000" office:value-type="float" office:value="3.48697279392839" calcext:value-type="float">
            <text:p>3.48697279392839</text:p>
          </table:table-cell>
          <table:table-cell table:number-columns-repeated="2"/>
          <table:table-cell table:formula="of:=([.A181]/[.B181]-[.D181]/1000000000)*1000" office:value-type="float" office:value="3.48697279392839" calcext:value-type="float">
            <text:p>3.486972793928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696.54761905" calcext:value-type="float">
            <text:p>6696.54761905</text:p>
          </table:table-cell>
          <table:table-cell/>
          <table:table-cell office:value-type="float" office:value="2960261.13333" calcext:value-type="float">
            <text:p>2960261.13333</text:p>
          </table:table-cell>
          <table:table-cell/>
          <table:table-cell table:formula="of:=[.A182]/[.D182]*1000000000" office:value-type="float" office:value="16214.7857361505" calcext:value-type="float">
            <text:p>16214.7857361505</text:p>
          </table:table-cell>
          <table:table-cell table:formula="of:=[.A182]/[.B182]*1000" office:value-type="float" office:value="7.16787257115174" calcext:value-type="float">
            <text:p>7.16787257115174</text:p>
          </table:table-cell>
          <table:table-cell/>
          <table:table-cell table:formula="of:=[.F182]-[.B182]" office:value-type="float" office:value="9518.2381171005" calcext:value-type="float">
            <text:p>9518.2381171005</text:p>
          </table:table-cell>
          <table:table-cell table:formula="of:=[.G182]-[.D182]/1000000" office:value-type="float" office:value="4.20761143782174" calcext:value-type="float">
            <text:p>4.20761143782174</text:p>
          </table:table-cell>
          <table:table-cell table:number-columns-repeated="2"/>
          <table:table-cell table:formula="of:=([.A182]/[.B182]-[.D182]/1000000000)*1000" office:value-type="float" office:value="4.20761143782174" calcext:value-type="float">
            <text:p>4.207611437821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011.64694836" calcext:value-type="float">
            <text:p>7011.64694836</text:p>
          </table:table-cell>
          <table:table-cell/>
          <table:table-cell office:value-type="float" office:value="3232468.17311" calcext:value-type="float">
            <text:p>3232468.17311</text:p>
          </table:table-cell>
          <table:table-cell/>
          <table:table-cell table:formula="of:=[.A183]/[.D183]*1000000000" office:value-type="float" office:value="17324.2231635406" calcext:value-type="float">
            <text:p>17324.2231635406</text:p>
          </table:table-cell>
          <table:table-cell table:formula="of:=[.A183]/[.B183]*1000" office:value-type="float" office:value="7.98671131225428" calcext:value-type="float">
            <text:p>7.98671131225428</text:p>
          </table:table-cell>
          <table:table-cell/>
          <table:table-cell table:formula="of:=[.F183]-[.B183]" office:value-type="float" office:value="10312.5762151806" calcext:value-type="float">
            <text:p>10312.5762151806</text:p>
          </table:table-cell>
          <table:table-cell table:formula="of:=[.G183]-[.D183]/1000000" office:value-type="float" office:value="4.75424313914428" calcext:value-type="float">
            <text:p>4.75424313914428</text:p>
          </table:table-cell>
          <table:table-cell table:number-columns-repeated="2"/>
          <table:table-cell table:formula="of:=([.A183]/[.B183]-[.D183]/1000000000)*1000" office:value-type="float" office:value="4.75424313914428" calcext:value-type="float">
            <text:p>4.7542431391442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018.33333334" calcext:value-type="float">
            <text:p>7018.33333334</text:p>
          </table:table-cell>
          <table:table-cell/>
          <table:table-cell office:value-type="float" office:value="3458631.48333" calcext:value-type="float">
            <text:p>3458631.48333</text:p>
          </table:table-cell>
          <table:table-cell/>
          <table:table-cell table:formula="of:=[.A184]/[.D184]*1000000000" office:value-type="float" office:value="18504.4287916966" calcext:value-type="float">
            <text:p>18504.4287916966</text:p>
          </table:table-cell>
          <table:table-cell table:formula="of:=[.A184]/[.B184]*1000" office:value-type="float" office:value="9.11897411540335" calcext:value-type="float">
            <text:p>9.11897411540335</text:p>
          </table:table-cell>
          <table:table-cell/>
          <table:table-cell table:formula="of:=[.F184]-[.B184]" office:value-type="float" office:value="11486.0954583566" calcext:value-type="float">
            <text:p>11486.0954583566</text:p>
          </table:table-cell>
          <table:table-cell table:formula="of:=[.G184]-[.D184]/1000000" office:value-type="float" office:value="5.66034263207335" calcext:value-type="float">
            <text:p>5.66034263207335</text:p>
          </table:table-cell>
          <table:table-cell table:number-columns-repeated="2"/>
          <table:table-cell table:formula="of:=([.A184]/[.B184]-[.D184]/1000000000)*1000" office:value-type="float" office:value="5.66034263207335" calcext:value-type="float">
            <text:p>5.66034263207335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Clients</text:p>
          </table:table-cell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Avg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4.62857143" calcext:value-type="float">
            <text:p>1234.62857143</text:p>
          </table:table-cell>
          <table:table-cell/>
          <table:table-cell office:value-type="float" office:value="842935.266667" calcext:value-type="float">
            <text:p>842935.266667</text:p>
          </table:table-cell>
          <table:table-cell/>
          <table:table-cell table:formula="of:=[.A189]/[.D189]*1000000000" office:value-type="float" office:value="2372.66143568542" calcext:value-type="float">
            <text:p>2372.66143568542</text:p>
          </table:table-cell>
          <table:table-cell table:formula="of:=[.A189]/[.B189]*1000" office:value-type="float" office:value="1.6199203924817" calcext:value-type="float">
            <text:p>1.6199203924817</text:p>
          </table:table-cell>
          <table:table-cell/>
          <table:table-cell table:formula="of:=[.F189]-[.B189]" office:value-type="float" office:value="1138.03286425542" calcext:value-type="float">
            <text:p>1138.03286425542</text:p>
          </table:table-cell>
          <table:table-cell table:formula="of:=[.G189]-[.D189]/1000000" office:value-type="float" office:value="0.776985125814695" calcext:value-type="float">
            <text:p>0.776985125814695</text:p>
          </table:table-cell>
          <table:table-cell table:number-columns-repeated="2"/>
          <table:table-cell table:formula="of:=([.A189]/[.B189]-[.D189]/1000000000)*1000" office:value-type="float" office:value="0.776985125814695" calcext:value-type="float">
            <text:p>0.7769851258146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11.76666667" calcext:value-type="float">
            <text:p>3711.76666667</text:p>
          </table:table-cell>
          <table:table-cell/>
          <table:table-cell office:value-type="float" office:value="1140124.07381" calcext:value-type="float">
            <text:p>1140124.07381</text:p>
          </table:table-cell>
          <table:table-cell/>
          <table:table-cell table:formula="of:=[.A190]/[.D190]*1000000000" office:value-type="float" office:value="7016.78017662242" calcext:value-type="float">
            <text:p>7016.78017662242</text:p>
          </table:table-cell>
          <table:table-cell table:formula="of:=[.A190]/[.B190]*1000" office:value-type="float" office:value="2.15530789471127" calcext:value-type="float">
            <text:p>2.15530789471127</text:p>
          </table:table-cell>
          <table:table-cell/>
          <table:table-cell table:formula="of:=[.F190]-[.B190]" office:value-type="float" office:value="3305.01350995242" calcext:value-type="float">
            <text:p>3305.01350995242</text:p>
          </table:table-cell>
          <table:table-cell table:formula="of:=[.G190]-[.D190]/1000000" office:value-type="float" office:value="1.01518382090127" calcext:value-type="float">
            <text:p>1.01518382090127</text:p>
          </table:table-cell>
          <table:table-cell table:number-columns-repeated="2"/>
          <table:table-cell table:formula="of:=([.A190]/[.B190]-[.D190]/1000000000)*1000" office:value-type="float" office:value="1.01518382090127" calcext:value-type="float">
            <text:p>1.015183820901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314.36190476" calcext:value-type="float">
            <text:p>5314.36190476</text:p>
          </table:table-cell>
          <table:table-cell/>
          <table:table-cell office:value-type="float" office:value="1518745.5" calcext:value-type="float">
            <text:p>1518745.5</text:p>
          </table:table-cell>
          <table:table-cell/>
          <table:table-cell table:formula="of:=[.A191]/[.D191]*1000000000" office:value-type="float" office:value="10535.0106387147" calcext:value-type="float">
            <text:p>10535.0106387147</text:p>
          </table:table-cell>
          <table:table-cell table:formula="of:=[.A191]/[.B191]*1000" office:value-type="float" office:value="3.01070952387887" calcext:value-type="float">
            <text:p>3.01070952387887</text:p>
          </table:table-cell>
          <table:table-cell/>
          <table:table-cell table:formula="of:=[.F191]-[.B191]" office:value-type="float" office:value="5220.64873395465" calcext:value-type="float">
            <text:p>5220.64873395465</text:p>
          </table:table-cell>
          <table:table-cell table:formula="of:=[.G191]-[.D191]/1000000" office:value-type="float" office:value="1.49196402387887" calcext:value-type="float">
            <text:p>1.49196402387887</text:p>
          </table:table-cell>
          <table:table-cell table:number-columns-repeated="2"/>
          <table:table-cell table:formula="of:=([.A191]/[.B191]-[.D191]/1000000000)*1000" office:value-type="float" office:value="1.49196402387887" calcext:value-type="float">
            <text:p>1.491964023878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155.55238095" calcext:value-type="float">
            <text:p>6155.55238095</text:p>
          </table:table-cell>
          <table:table-cell/>
          <table:table-cell office:value-type="float" office:value="1859453.36905" calcext:value-type="float">
            <text:p>1859453.36905</text:p>
          </table:table-cell>
          <table:table-cell/>
          <table:table-cell table:formula="of:=[.A192]/[.D192]*1000000000" office:value-type="float" office:value="12907.0190193915" calcext:value-type="float">
            <text:p>12907.0190193915</text:p>
          </table:table-cell>
          <table:table-cell table:formula="of:=[.A192]/[.B192]*1000" office:value-type="float" office:value="3.89891897829907" calcext:value-type="float">
            <text:p>3.89891897829907</text:p>
          </table:table-cell>
          <table:table-cell/>
          <table:table-cell table:formula="of:=[.F192]-[.B192]" office:value-type="float" office:value="6751.46663844153" calcext:value-type="float">
            <text:p>6751.46663844153</text:p>
          </table:table-cell>
          <table:table-cell table:formula="of:=[.G192]-[.D192]/1000000" office:value-type="float" office:value="2.03946560924907" calcext:value-type="float">
            <text:p>2.03946560924907</text:p>
          </table:table-cell>
          <table:table-cell table:number-columns-repeated="2"/>
          <table:table-cell table:formula="of:=([.A192]/[.B192]-[.D192]/1000000000)*1000" office:value-type="float" office:value="2.03946560924907" calcext:value-type="float">
            <text:p>2.0394656092490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97.94761905" calcext:value-type="float">
            <text:p>6497.94761905</text:p>
          </table:table-cell>
          <table:table-cell/>
          <table:table-cell office:value-type="float" office:value="2212883.90952" calcext:value-type="float">
            <text:p>2212883.90952</text:p>
          </table:table-cell>
          <table:table-cell/>
          <table:table-cell table:formula="of:=[.A193]/[.D193]*1000000000" office:value-type="float" office:value="14460.7676265047" calcext:value-type="float">
            <text:p>14460.7676265047</text:p>
          </table:table-cell>
          <table:table-cell table:formula="of:=[.A193]/[.B193]*1000" office:value-type="float" office:value="4.924631880101" calcext:value-type="float">
            <text:p>4.924631880101</text:p>
          </table:table-cell>
          <table:table-cell/>
          <table:table-cell table:formula="of:=[.F193]-[.B193]" office:value-type="float" office:value="7962.82000745471" calcext:value-type="float">
            <text:p>7962.82000745471</text:p>
          </table:table-cell>
          <table:table-cell table:formula="of:=[.G193]-[.D193]/1000000" office:value-type="float" office:value="2.711747970581" calcext:value-type="float">
            <text:p>2.711747970581</text:p>
          </table:table-cell>
          <table:table-cell table:number-columns-repeated="2"/>
          <table:table-cell table:formula="of:=([.A193]/[.B193]-[.D193]/1000000000)*1000" office:value-type="float" office:value="2.711747970581" calcext:value-type="float">
            <text:p>2.71174797058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634.92857143" calcext:value-type="float">
            <text:p>6634.92857143</text:p>
          </table:table-cell>
          <table:table-cell/>
          <table:table-cell office:value-type="float" office:value="2515808.52143" calcext:value-type="float">
            <text:p>2515808.52143</text:p>
          </table:table-cell>
          <table:table-cell/>
          <table:table-cell table:formula="of:=[.A194]/[.D194]*1000000000" office:value-type="float" office:value="15899.4612106901" calcext:value-type="float">
            <text:p>15899.4612106901</text:p>
          </table:table-cell>
          <table:table-cell table:formula="of:=[.A194]/[.B194]*1000" office:value-type="float" office:value="6.02870092260525" calcext:value-type="float">
            <text:p>6.02870092260525</text:p>
          </table:table-cell>
          <table:table-cell/>
          <table:table-cell table:formula="of:=[.F194]-[.B194]" office:value-type="float" office:value="9264.53263926014" calcext:value-type="float">
            <text:p>9264.53263926014</text:p>
          </table:table-cell>
          <table:table-cell table:formula="of:=[.G194]-[.D194]/1000000" office:value-type="float" office:value="3.51289240117525" calcext:value-type="float">
            <text:p>3.51289240117525</text:p>
          </table:table-cell>
          <table:table-cell table:number-columns-repeated="2"/>
          <table:table-cell table:formula="of:=([.A194]/[.B194]-[.D194]/1000000000)*1000" office:value-type="float" office:value="3.51289240117525" calcext:value-type="float">
            <text:p>3.512892401175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035.96666667" calcext:value-type="float">
            <text:p>7035.96666667</text:p>
          </table:table-cell>
          <table:table-cell/>
          <table:table-cell office:value-type="float" office:value="2642312.25952" calcext:value-type="float">
            <text:p>2642312.25952</text:p>
          </table:table-cell>
          <table:table-cell/>
          <table:table-cell table:formula="of:=[.A195]/[.D195]*1000000000" office:value-type="float" office:value="18165.9074649715" calcext:value-type="float">
            <text:p>18165.9074649715</text:p>
          </table:table-cell>
          <table:table-cell table:formula="of:=[.A195]/[.B195]*1000" office:value-type="float" office:value="6.82209030741721" calcext:value-type="float">
            <text:p>6.82209030741721</text:p>
          </table:table-cell>
          <table:table-cell/>
          <table:table-cell table:formula="of:=[.F195]-[.B195]" office:value-type="float" office:value="11129.9407983015" calcext:value-type="float">
            <text:p>11129.9407983015</text:p>
          </table:table-cell>
          <table:table-cell table:formula="of:=[.G195]-[.D195]/1000000" office:value-type="float" office:value="4.17977804789721" calcext:value-type="float">
            <text:p>4.17977804789721</text:p>
          </table:table-cell>
          <table:table-cell table:number-columns-repeated="2"/>
          <table:table-cell table:formula="of:=([.A195]/[.B195]-[.D195]/1000000000)*1000" office:value-type="float" office:value="4.17977804789721" calcext:value-type="float">
            <text:p>4.1797780478972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121.23333333" calcext:value-type="float">
            <text:p>7121.23333333</text:p>
          </table:table-cell>
          <table:table-cell/>
          <table:table-cell office:value-type="float" office:value="2901108.4" calcext:value-type="float">
            <text:p>2901108.4</text:p>
          </table:table-cell>
          <table:table-cell/>
          <table:table-cell table:formula="of:=[.A196]/[.D196]*1000000000" office:value-type="float" office:value="19302.9671004365" calcext:value-type="float">
            <text:p>19302.9671004365</text:p>
          </table:table-cell>
          <table:table-cell table:formula="of:=[.A196]/[.B196]*1000" office:value-type="float" office:value="7.86380636313366" calcext:value-type="float">
            <text:p>7.86380636313366</text:p>
          </table:table-cell>
          <table:table-cell/>
          <table:table-cell table:formula="of:=[.F196]-[.B196]" office:value-type="float" office:value="12181.7337671065" calcext:value-type="float">
            <text:p>12181.7337671065</text:p>
          </table:table-cell>
          <table:table-cell table:formula="of:=[.G196]-[.D196]/1000000" office:value-type="float" office:value="4.96269796313366" calcext:value-type="float">
            <text:p>4.96269796313366</text:p>
          </table:table-cell>
          <table:table-cell table:number-columns-repeated="2"/>
          <table:table-cell table:formula="of:=([.A196]/[.B196]-[.D196]/1000000000)*1000" office:value-type="float" office:value="4.96269796313366" calcext:value-type="float">
            <text:p>4.9626979631336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221.12380953" calcext:value-type="float">
            <text:p>7221.12380953</text:p>
          </table:table-cell>
          <table:table-cell/>
          <table:table-cell office:value-type="float" office:value="3072517.23095" calcext:value-type="float">
            <text:p>3072517.23095</text:p>
          </table:table-cell>
          <table:table-cell/>
          <table:table-cell table:formula="of:=[.A197]/[.D197]*1000000000" office:value-type="float" office:value="20829.8262269506" calcext:value-type="float">
            <text:p>20829.8262269506</text:p>
          </table:table-cell>
          <table:table-cell table:formula="of:=[.A197]/[.B197]*1000" office:value-type="float" office:value="8.86288639941843" calcext:value-type="float">
            <text:p>8.86288639941843</text:p>
          </table:table-cell>
          <table:table-cell/>
          <table:table-cell table:formula="of:=[.F197]-[.B197]" office:value-type="float" office:value="13608.7024174206" calcext:value-type="float">
            <text:p>13608.7024174206</text:p>
          </table:table-cell>
          <table:table-cell table:formula="of:=[.G197]-[.D197]/1000000" office:value-type="float" office:value="5.79036916846843" calcext:value-type="float">
            <text:p>5.79036916846843</text:p>
          </table:table-cell>
          <table:table-cell table:number-columns-repeated="2"/>
          <table:table-cell table:formula="of:=([.A197]/[.B197]-[.D197]/1000000000)*1000" office:value-type="float" office:value="5.79036916846843" calcext:value-type="float">
            <text:p>5.79036916846843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lients</text:p>
          </table:table-cell>
          <table:table-cell office:value-type="string" calcext:value-type="string">
            <text:p>Avg</text:p>
          </table:table-cell>
          <table:table-cell/>
          <table:table-cell office:value-type="string" calcext:value-type="string">
            <text:p>Avg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5.35714286" calcext:value-type="float">
            <text:p>1235.35714286</text:p>
          </table:table-cell>
          <table:table-cell/>
          <table:table-cell office:value-type="float" office:value="854379.5" calcext:value-type="float">
            <text:p>854379.5</text:p>
          </table:table-cell>
          <table:table-cell/>
          <table:table-cell table:formula="of:=[.A201]/[.D201]*1000000000" office:value-type="float" office:value="2340.88013581787" calcext:value-type="float">
            <text:p>2340.88013581787</text:p>
          </table:table-cell>
          <table:table-cell table:formula="of:=[.A201]/[.B201]*1000" office:value-type="float" office:value="1.61896501878781" calcext:value-type="float">
            <text:p>1.61896501878781</text:p>
          </table:table-cell>
          <table:table-cell/>
          <table:table-cell table:formula="of:=[.F201]-[.B201]" office:value-type="float" office:value="1105.52299295787" calcext:value-type="float">
            <text:p>1105.52299295787</text:p>
          </table:table-cell>
          <table:table-cell table:formula="of:=[.G201]-[.D201]/1000000" office:value-type="float" office:value="0.764585518787814" calcext:value-type="float">
            <text:p>0.764585518787814</text:p>
          </table:table-cell>
          <table:table-cell table:number-columns-repeated="2"/>
          <table:table-cell table:formula="of:=([.A201]/[.B201]-[.D201]/1000000000)*1000" office:value-type="float" office:value="0.764585518787814" calcext:value-type="float">
            <text:p>0.7645855187878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41.54714956" calcext:value-type="float">
            <text:p>3841.54714956</text:p>
          </table:table-cell>
          <table:table-cell/>
          <table:table-cell office:value-type="float" office:value="1158689.67176" calcext:value-type="float">
            <text:p>1158689.67176</text:p>
          </table:table-cell>
          <table:table-cell/>
          <table:table-cell table:formula="of:=[.A202]/[.D202]*1000000000" office:value-type="float" office:value="6904.35083265077" calcext:value-type="float">
            <text:p>6904.35083265077</text:p>
          </table:table-cell>
          <table:table-cell table:formula="of:=[.A202]/[.B202]*1000" office:value-type="float" office:value="2.08249428903048" calcext:value-type="float">
            <text:p>2.08249428903048</text:p>
          </table:table-cell>
          <table:table-cell/>
          <table:table-cell table:formula="of:=[.F202]-[.B202]" office:value-type="float" office:value="3062.80368309077" calcext:value-type="float">
            <text:p>3062.80368309077</text:p>
          </table:table-cell>
          <table:table-cell table:formula="of:=[.G202]-[.D202]/1000000" office:value-type="float" office:value="0.923804617270475" calcext:value-type="float">
            <text:p>0.923804617270475</text:p>
          </table:table-cell>
          <table:table-cell table:number-columns-repeated="2"/>
          <table:table-cell table:formula="of:=([.A202]/[.B202]-[.D202]/1000000000)*1000" office:value-type="float" office:value="0.923804617270475" calcext:value-type="float">
            <text:p>0.9238046172704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268.87753186" calcext:value-type="float">
            <text:p>5268.87753186</text:p>
          </table:table-cell>
          <table:table-cell/>
          <table:table-cell office:value-type="float" office:value="1549067.60198" calcext:value-type="float">
            <text:p>1549067.60198</text:p>
          </table:table-cell>
          <table:table-cell/>
          <table:table-cell table:formula="of:=[.A203]/[.D203]*1000000000" office:value-type="float" office:value="10328.7939012791" calcext:value-type="float">
            <text:p>10328.7939012791</text:p>
          </table:table-cell>
          <table:table-cell table:formula="of:=[.A203]/[.B203]*1000" office:value-type="float" office:value="3.03669992389285" calcext:value-type="float">
            <text:p>3.03669992389285</text:p>
          </table:table-cell>
          <table:table-cell/>
          <table:table-cell table:formula="of:=[.F203]-[.B203]" office:value-type="float" office:value="5059.91636941906" calcext:value-type="float">
            <text:p>5059.91636941906</text:p>
          </table:table-cell>
          <table:table-cell table:formula="of:=[.G203]-[.D203]/1000000" office:value-type="float" office:value="1.48763232191285" calcext:value-type="float">
            <text:p>1.48763232191285</text:p>
          </table:table-cell>
          <table:table-cell table:number-columns-repeated="2"/>
          <table:table-cell table:formula="of:=([.A203]/[.B203]-[.D203]/1000000000)*1000" office:value-type="float" office:value="1.48763232191285" calcext:value-type="float">
            <text:p>1.4876323219128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203.91904762" calcext:value-type="float">
            <text:p>6203.91904762</text:p>
          </table:table-cell>
          <table:table-cell/>
          <table:table-cell office:value-type="float" office:value="1846186.13333" calcext:value-type="float">
            <text:p>1846186.13333</text:p>
          </table:table-cell>
          <table:table-cell/>
          <table:table-cell table:formula="of:=[.A204]/[.D204]*1000000000" office:value-type="float" office:value="12999.772648444" calcext:value-type="float">
            <text:p>12999.772648444</text:p>
          </table:table-cell>
          <table:table-cell table:formula="of:=[.A204]/[.B204]*1000" office:value-type="float" office:value="3.86852243167278" calcext:value-type="float">
            <text:p>3.86852243167278</text:p>
          </table:table-cell>
          <table:table-cell/>
          <table:table-cell table:formula="of:=[.F204]-[.B204]" office:value-type="float" office:value="6795.85360082404" calcext:value-type="float">
            <text:p>6795.85360082404</text:p>
          </table:table-cell>
          <table:table-cell table:formula="of:=[.G204]-[.D204]/1000000" office:value-type="float" office:value="2.02233629834278" calcext:value-type="float">
            <text:p>2.02233629834278</text:p>
          </table:table-cell>
          <table:table-cell table:number-columns-repeated="2"/>
          <table:table-cell table:formula="of:=([.A204]/[.B204]-[.D204]/1000000000)*1000" office:value-type="float" office:value="2.02233629834278" calcext:value-type="float">
            <text:p>2.022336298342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443.16190476" calcext:value-type="float">
            <text:p>6443.16190476</text:p>
          </table:table-cell>
          <table:table-cell/>
          <table:table-cell office:value-type="float" office:value="2189870.90238" calcext:value-type="float">
            <text:p>2189870.90238</text:p>
          </table:table-cell>
          <table:table-cell/>
          <table:table-cell table:formula="of:=[.A205]/[.D205]*1000000000" office:value-type="float" office:value="14612.7335475446" calcext:value-type="float">
            <text:p>14612.7335475446</text:p>
          </table:table-cell>
          <table:table-cell table:formula="of:=[.A205]/[.B205]*1000" office:value-type="float" office:value="4.96650564940165" calcext:value-type="float">
            <text:p>4.96650564940165</text:p>
          </table:table-cell>
          <table:table-cell/>
          <table:table-cell table:formula="of:=[.F205]-[.B205]" office:value-type="float" office:value="8169.57164278461" calcext:value-type="float">
            <text:p>8169.57164278461</text:p>
          </table:table-cell>
          <table:table-cell table:formula="of:=[.G205]-[.D205]/1000000" office:value-type="float" office:value="2.77663474702164" calcext:value-type="float">
            <text:p>2.77663474702164</text:p>
          </table:table-cell>
          <table:table-cell table:number-columns-repeated="2"/>
          <table:table-cell table:formula="of:=([.A205]/[.B205]-[.D205]/1000000000)*1000" office:value-type="float" office:value="2.77663474702164" calcext:value-type="float">
            <text:p>2.776634747021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822.93232729" calcext:value-type="float">
            <text:p>6822.93232729</text:p>
          </table:table-cell>
          <table:table-cell/>
          <table:table-cell office:value-type="float" office:value="2442711.64725" calcext:value-type="float">
            <text:p>2442711.64725</text:p>
          </table:table-cell>
          <table:table-cell/>
          <table:table-cell table:formula="of:=[.A206]/[.D206]*1000000000" office:value-type="float" office:value="16375.2443089351" calcext:value-type="float">
            <text:p>16375.2443089351</text:p>
          </table:table-cell>
          <table:table-cell table:formula="of:=[.A206]/[.B206]*1000" office:value-type="float" office:value="5.86258196347781" calcext:value-type="float">
            <text:p>5.86258196347781</text:p>
          </table:table-cell>
          <table:table-cell/>
          <table:table-cell table:formula="of:=[.F206]-[.B206]" office:value-type="float" office:value="9552.31198164508" calcext:value-type="float">
            <text:p>9552.31198164508</text:p>
          </table:table-cell>
          <table:table-cell table:formula="of:=[.G206]-[.D206]/1000000" office:value-type="float" office:value="3.4198703162278" calcext:value-type="float">
            <text:p>3.4198703162278</text:p>
          </table:table-cell>
          <table:table-cell table:number-columns-repeated="2"/>
          <table:table-cell table:formula="of:=([.A206]/[.B206]-[.D206]/1000000000)*1000" office:value-type="float" office:value="3.4198703162278" calcext:value-type="float">
            <text:p>3.41987031622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102.60952381" calcext:value-type="float">
            <text:p>7102.60952381</text:p>
          </table:table-cell>
          <table:table-cell/>
          <table:table-cell office:value-type="float" office:value="2626986.50476" calcext:value-type="float">
            <text:p>2626986.50476</text:p>
          </table:table-cell>
          <table:table-cell/>
          <table:table-cell table:formula="of:=[.A207]/[.D207]*1000000000" office:value-type="float" office:value="18271.8867847345" calcext:value-type="float">
            <text:p>18271.8867847345</text:p>
          </table:table-cell>
          <table:table-cell table:formula="of:=[.A207]/[.B207]*1000" office:value-type="float" office:value="6.75807952543219" calcext:value-type="float">
            <text:p>6.75807952543219</text:p>
          </table:table-cell>
          <table:table-cell/>
          <table:table-cell table:formula="of:=[.F207]-[.B207]" office:value-type="float" office:value="11169.2772609245" calcext:value-type="float">
            <text:p>11169.2772609245</text:p>
          </table:table-cell>
          <table:table-cell table:formula="of:=[.G207]-[.D207]/1000000" office:value-type="float" office:value="4.13109302067219" calcext:value-type="float">
            <text:p>4.13109302067219</text:p>
          </table:table-cell>
          <table:table-cell table:number-columns-repeated="2"/>
          <table:table-cell table:formula="of:=([.A207]/[.B207]-[.D207]/1000000000)*1000" office:value-type="float" office:value="4.13109302067219" calcext:value-type="float">
            <text:p>4.131093020672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187.46666667" calcext:value-type="float">
            <text:p>7187.46666667</text:p>
          </table:table-cell>
          <table:table-cell/>
          <table:table-cell office:value-type="float" office:value="2815554.84524" calcext:value-type="float">
            <text:p>2815554.84524</text:p>
          </table:table-cell>
          <table:table-cell/>
          <table:table-cell table:formula="of:=[.A208]/[.D208]*1000000000" office:value-type="float" office:value="19889.5077802068" calcext:value-type="float">
            <text:p>19889.5077802068</text:p>
          </table:table-cell>
          <table:table-cell table:formula="of:=[.A208]/[.B208]*1000" office:value-type="float" office:value="7.79134048157543" calcext:value-type="float">
            <text:p>7.79134048157543</text:p>
          </table:table-cell>
          <table:table-cell/>
          <table:table-cell table:formula="of:=[.F208]-[.B208]" office:value-type="float" office:value="12702.0411135368" calcext:value-type="float">
            <text:p>12702.0411135368</text:p>
          </table:table-cell>
          <table:table-cell table:formula="of:=[.G208]-[.D208]/1000000" office:value-type="float" office:value="4.97578563633543" calcext:value-type="float">
            <text:p>4.97578563633543</text:p>
          </table:table-cell>
          <table:table-cell table:number-columns-repeated="2"/>
          <table:table-cell table:formula="of:=([.A208]/[.B208]-[.D208]/1000000000)*1000" office:value-type="float" office:value="4.97578563633543" calcext:value-type="float">
            <text:p>4.9757856363354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418.25238095" calcext:value-type="float">
            <text:p>7418.25238095</text:p>
          </table:table-cell>
          <table:table-cell/>
          <table:table-cell office:value-type="float" office:value="3013865.39286" calcext:value-type="float">
            <text:p>3013865.39286</text:p>
          </table:table-cell>
          <table:table-cell/>
          <table:table-cell table:formula="of:=[.A209]/[.D209]*1000000000" office:value-type="float" office:value="21235.1885892513" calcext:value-type="float">
            <text:p>21235.1885892513</text:p>
          </table:table-cell>
          <table:table-cell table:formula="of:=[.A209]/[.B209]*1000" office:value-type="float" office:value="8.6273689156696" calcext:value-type="float">
            <text:p>8.6273689156696</text:p>
          </table:table-cell>
          <table:table-cell/>
          <table:table-cell table:formula="of:=[.F209]-[.B209]" office:value-type="float" office:value="13816.9362083013" calcext:value-type="float">
            <text:p>13816.9362083013</text:p>
          </table:table-cell>
          <table:table-cell table:formula="of:=[.G209]-[.D209]/1000000" office:value-type="float" office:value="5.6135035228096" calcext:value-type="float">
            <text:p>5.6135035228096</text:p>
          </table:table-cell>
          <table:table-cell table:number-columns-repeated="2"/>
          <table:table-cell table:formula="of:=([.A209]/[.B209]-[.D209]/1000000000)*1000" office:value-type="float" office:value="5.6135035228096" calcext:value-type="float">
            <text:p>5.61350352280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.00.0000</text:date>, <text:time style:data-style-name="N2" text:time-value="13:59:58.028684793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1:31:47.271799359</meta:creation-date>
    <dc:date>2017-12-16T14:01:19.635351782</dc:date>
    <meta:editing-duration>PT20M14S</meta:editing-duration>
    <meta:editing-cycles>8</meta:editing-cycles>
    <meta:generator>LibreOffice/5.3.1.2$Linux_X86_64 LibreOffice_project/30m0$Build-2</meta:generator>
    <meta:document-statistic meta:table-count="1" meta:cell-count="1171" meta:object-count="0"/>
  </office:meta>
</office:document-meta>
</file>